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ro1" style:family="table-row">
      <style:table-row-properties style:row-height="1.0028in" fo:break-before="auto" style:use-optimal-row-height="false"/>
    </style:style>
    <style:style style:name="ta1" style:family="table" style:master-page-name="Default">
      <style:table-properties table:display="true" style:writing-mode="lr-tb" tableooo:tab-color="#127622"/>
    </style:style>
    <style:style style:name="ta2" style:family="table" style:master-page-name="Default">
      <style:table-properties table:display="true" style:writing-mode="lr-tb" tableooo:tab-color="#2a6099"/>
    </style:style>
    <style:style style:name="ta3" style:family="table" style:master-page-name="Default">
      <style:table-properties table:display="true" style:writing-mode="lr-tb" tableooo:tab-color="#ffd428"/>
    </style:style>
    <style:style style:name="ta4" style:family="table" style:master-page-name="Default">
      <style:table-properties table:display="true" style:writing-mode="lr-tb" tableooo:tab-color="#cccccc"/>
    </style:style>
    <style:style style:name="ce10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222222" style:vertical-align="top"/>
      <style:text-properties fo:color="#dddddd"/>
    </style:style>
    <style:style style:name="ce12" style:family="table-cell" style:parent-style-name="Default">
      <style:table-cell-properties fo:background-color="#222222"/>
      <style:text-properties fo:color="#dddddd"/>
    </style:style>
    <style:style style:name="ce2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222222" style:text-align-source="fix" style:repeat-content="false" style:vertical-align="middle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fo:border-bottom="0.06pt solid #888888" fo:background-color="#222222" style:text-align-source="fix" style:repeat-content="false" fo:border-left="0.06pt solid #888888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222222" style:text-align-source="fix" style:repeat-content="false" fo:border="non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6pt solid #888888" fo:background-color="#222222" style:text-align-source="fix" style:repeat-content="false" fo:border-left="none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ffff00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00a933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fo:background-color="#222222" style:text-align-source="fix" style:repeat-content="false" style:vertical-align="middle"/>
      <style:paragraph-properties fo:text-align="start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fo:background-color="#222222" style:text-align-source="fix" style:repeat-content="false" style:vertical-align="middle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>
      <style:table-cell-properties fo:border-bottom="0.06pt solid #888888" fo:background-color="#222222" style:text-align-source="fix" style:repeat-content="false" fo:border-left="0.06pt solid #888888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222222" style:text-align-source="fix" style:repeat-content="false" fo:border="non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fo:border-bottom="0.06pt solid #888888" fo:background-color="#222222" style:text-align-source="fix" style:repeat-content="false" fo:border-left="none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>
      <style:table-cell-properties fo:background-color="#222222" style:vertical-align="top"/>
      <style:text-properties fo:color="#dddddd"/>
    </style:style>
    <style:style style:name="ce32" style:family="table-cell" style:parent-style-name="Default">
      <style:table-cell-properties fo:background-color="#222222"/>
      <style:text-properties fo:color="#dddddd"/>
    </style:style>
    <style:style style:name="ce33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ffff00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00a933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ackground-color="#222222" style:text-align-source="fix" style:repeat-content="false" style:vertical-align="middle"/>
      <style:paragraph-properties fo:text-align="start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00"/>
    </style:style>
    <style:style style:name="T3" style:family="tex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6pt" style:language-asian="zh" style:country-asian="CN" style:font-style-asian="normal" style:font-weight-asian="bold" style:font-name-complex="Liberation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dddddd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dddddd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6pt" style:language-asian="zh" style:country-asian="CN" style:font-style-asian="normal" style:font-weight-asian="bold" style:font-name-complex="Liberation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8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8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8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8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a933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a933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0a933"/>
    </style:style>
    <style:style style:name="T19" style:family="text">
      <style:text-properties fo:color="#c9211e"/>
    </style:style>
    <style:style style:name="T14" style:family="text">
      <style:text-properties fo:color="#ff8000"/>
    </style:style>
    <style:style style:name="T15" style:family="text">
      <style:text-properties fo:color="#00a933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8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6pt" style:language-asian="zh" style:country-asian="CN" style:font-style-asian="normal" style:font-weight-asian="bold" style:font-name-complex="Liberation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10d0c"/>
    </style:style>
    <style:style style:name="T23" style:family="text">
      <style:text-properties fo:color="#00a933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6pt" style:language-asian="zh" style:country-asian="CN" style:font-style-asian="normal" style:font-weight-asian="bold" style:font-name-complex="Liberation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50938a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6pt" style:language-asian="zh" style:country-asian="CN" style:font-style-asian="normal" style:font-weight-asian="bold" style:font-name-complex="Liberation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50938a"/>
    </style:style>
    <style:style style:name="T29" style:family="text">
      <style:text-properties fo:color="#50938a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50938a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6pt" style:language-asian="zh" style:country-asian="CN" style:font-style-asian="normal" style:font-weight-asian="bold" style:font-name-complex="Liberation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50938a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6pt" style:language-asian="zh" style:country-asian="CN" style:font-style-asian="normal" style:font-weight-asian="bold" style:font-name-complex="Liberation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6pt" style:language-asian="zh" style:country-asian="CN" style:font-style-asian="normal" style:font-weight-asian="bold" style:font-name-complex="Liberation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00"/>
    </style:style>
    <style:style style:name="T34" style:family="text">
      <style:text-properties fo:color="#ffff00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ffff00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color="#ff8000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Liberation Sans" style:language-complex="hi" style:country-complex="IN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ff8000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Liberation Sans" style:language-complex="hi" style:country-complex="IN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ffff00"/>
    </style:style>
    <style:style style:name="T42" style:family="text">
      <style:text-properties fo:color="#00a933"/>
    </style:style>
    <style:style style:name="T43" style:family="text">
      <style:text-properties fo:color="#ff8000"/>
    </style:style>
    <style:style style:name="T44" style:family="text">
      <style:text-properties style:font-name="Liberation Sans" fo:color="#ffff00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/>
    </style:style>
    <style:style style:name="T4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fo:color="#ffff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style:font-name="Liberation Sans"/>
    </style:style>
    <style:style style:name="T46" style:family="text">
      <style:text-properties fo:color="#00a933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Liberation Sans" style:language-complex="hi" style:country-complex="IN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dddddd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8" style:family="text">
      <style:text-properties style:font-name="Liberation Sans" style:language-complex="hi" style:country-complex="IN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4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/>
    </style:style>
    <style:style style:name="T5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fo:color="#00a933"/>
    </style:style>
    <style:style style:name="T51" style:family="text">
      <style:text-properties fo:color="#c9211e"/>
    </style:style>
    <style:style style:name="T52" style:family="text">
      <style:text-properties fo:color="#f10d0c"/>
    </style:style>
    <style:style style:name="T53" style:family="text">
      <style:text-properties fo:color="#00a933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fo:color="#50938a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Liberation Sans" style:language-complex="hi" style:country-complex="IN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50938a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Liberation Sans" style:language-complex="hi" style:country-complex="IN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color="#ffff00"/>
    </style:style>
    <style:style style:name="T57" style:family="text">
      <style:text-properties fo:color="#50938a"/>
    </style:style>
    <style:style style:name="T58" style:family="text">
      <style:text-properties fo:color="#50938a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(pp) altgr pine" table:style-name="ta1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  <text:p><text:span text:style-name="T33">F11</text:span></text:p>
          </table:table-cell>
          <table:table-cell table:style-name="ce25" office:value-type="string" calcext:value-type="string">
            <text:p>1 !</text:p>
            <text:p>| <text:span text:style-name="T33">¡</text:span></text:p>
            <text:p>F1</text:p>
          </table:table-cell>
          <table:table-cell table:style-name="ce25" office:value-type="string" calcext:value-type="string">
            <text:p>2 <text:span text:style-name="T35">@</text:span></text:p>
            <text:p><text:span text:style-name="T35">\</text:span></text:p>
            <text:p><text:span text:style-name="T35">F2</text:span></text:p>
          </table:table-cell>
          <table:table-cell table:style-name="ce25" office:value-type="string" calcext:value-type="string">
            <text:p>3 #</text:p>
            <text:p>£</text:p>
            <text:p>F3</text:p>
          </table:table-cell>
          <table:table-cell table:style-name="ce25" office:value-type="string" calcext:value-type="string">
            <text:p>4 $</text:p>
            <text:p>€</text:p>
            <text:p>F4</text:p>
          </table:table-cell>
          <table:table-cell table:style-name="ce25" office:value-type="string" calcext:value-type="string">
            <text:p>5 %</text:p>
            <text:p>~</text:p>
            <text:p>F5</text:p>
          </table:table-cell>
          <table:table-cell table:style-name="ce25" office:value-type="string" calcext:value-type="string">
            <text:p>6 ^</text:p>
            <text:p>`</text:p>
            <text:p>F6</text:p>
          </table:table-cell>
          <table:table-cell table:style-name="ce25" office:value-type="string" calcext:value-type="string">
            <text:p>7 &amp;</text:p>
            <text:p>- <text:span text:style-name="T33">–</text:span></text:p>
            <text:p>F7</text:p>
          </table:table-cell>
          <table:table-cell table:style-name="ce25" office:value-type="string" calcext:value-type="string">
            <text:p>8 *</text:p>
            <text:p>=</text:p>
            <text:p>F8</text:p>
          </table:table-cell>
          <table:table-cell table:style-name="ce25" office:value-type="string" calcext:value-type="string">
            <text:p>9 (</text:p>
            <text:p>_</text:p>
            <text:p>F9</text:p>
          </table:table-cell>
          <table:table-cell table:style-name="ce25" office:value-type="string" calcext:value-type="string">
            <text:p>0 )</text:p>
            <text:p>+</text:p>
            <text:p>F10</text:p>
          </table:table-cell>
          <table:table-cell table:style-name="ce25" office:value-type="string" calcext:value-type="string">
            <text:p>Backsp</text:p>
            <text:p><text:span text:style-name="T33">F12</text:span></text:p>
            <text:p>Del</text:p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Cmpose</text:span>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W</text:p>
            <text:p><text:span text:style-name="T34">₩</text:span></text:p>
          </table:table-cell>
          <table:table-cell table:style-name="ce25" office:value-type="string" calcext:value-type="string">
            <text:p>E</text:p>
            <text:p><text:span text:style-name="T33">É</text:span></text:p>
          </table:table-cell>
          <table:table-cell table:style-name="ce25" office:value-type="string" calcext:value-type="string">
            <text:p>R</text:p>
            <text:p><text:span text:style-name="T33">®</text:span></text:p>
          </table:table-cell>
          <table:table-cell table:style-name="ce25" office:value-type="string" calcext:value-type="string">
            <text:p>T</text:p>
            <text:p><text:span text:style-name="T33">™</text:span></text:p>
          </table:table-cell>
          <table:table-cell table:style-name="ce25" office:value-type="string" calcext:value-type="string">
            <text:p>Y</text:p>
            <text:p><text:span text:style-name="T33">¥</text:span></text:p>
          </table:table-cell>
          <table:table-cell table:style-name="ce25" office:value-type="string" calcext:value-type="string">
            <text:p>U</text:p>
            <text:p><text:span text:style-name="T33">Ü</text:span></text:p>
          </table:table-cell>
          <table:table-cell table:style-name="ce25" office:value-type="string" calcext:value-type="string">
            <text:p>I</text:p>
            <text:p><text:span text:style-name="T33">ı</text:span></text:p>
            <text:p/>
          </table:table-cell>
          <table:table-cell table:style-name="ce25" office:value-type="string" calcext:value-type="string">
            <text:p>O</text:p>
            <text:p><text:span text:style-name="T33">Ö</text:span></text:p>
          </table:table-cell>
          <table:table-cell table:style-name="ce25" office:value-type="string" calcext:value-type="string">
            <text:p>P</text:p>
            <text:p><text:span text:style-name="T33">₽</text:span></text:p>
          </table:table-cell>
          <table:table-cell table:style-name="ce25" office:value-type="string" calcext:value-type="string" table:number-columns-spanned="1" table:number-rows-spanned="2">
            <text:p>Enter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  <text:p><text:span text:style-name="T34">Ä</text:span></text:p>
          </table:table-cell>
          <table:table-cell table:style-name="ce25" office:value-type="string" calcext:value-type="string">
            <text:p>S</text:p>
            <text:p><text:span text:style-name="T34">ẞ</text:span></text:p>
          </table:table-cell>
          <table:table-cell table:style-name="ce25" office:value-type="string" calcext:value-type="string">
            <text:p>D</text:p>
            <text:p><text:span text:style-name="T34">° ð</text:span></text:p>
          </table:table-cell>
          <table:table-cell table:style-name="ce25" office:value-type="string" calcext:value-type="string">
            <text:p>F</text:p>
            <text:p><text:span text:style-name="T33">θ</text:span>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  <text:p><text:span text:style-name="T37">Ł</text:span></text:p>
          </table:table-cell>
          <table:table-cell table:style-name="ce25" office:value-type="string" calcext:value-type="string">
            <text:p>; :</text:p>
            <text:p/>
            <text:p><text:span text:style-name="T38">Insert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Z</text:p>
            <text:p><text:span text:style-name="T33">Ž</text:span></text:p>
          </table:table-cell>
          <table:table-cell table:style-name="ce25" office:value-type="string" calcext:value-type="string">
            <text:p>X</text:p>
            <text:p><text:span text:style-name="T33">×</text:span></text:p>
          </table:table-cell>
          <table:table-cell table:style-name="ce25" office:value-type="string" calcext:value-type="string">
            <text:p>C</text:p>
            <text:p><text:span text:style-name="T33">Č</text:span>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  <text:p><text:span text:style-name="T33">Ñ</text:span></text:p>
          </table:table-cell>
          <table:table-cell table:style-name="ce25" office:value-type="string" calcext:value-type="string">
            <text:p>M</text:p>
            <text:p><text:span text:style-name="T33">µ</text:span></text:p>
            <text:p/>
          </table:table-cell>
          <table:table-cell table:style-name="ce25" office:value-type="string" calcext:value-type="string">
            <text:p>, &lt;</text:p>
            <text:p/>
            <text:p>Home</text:p>
          </table:table-cell>
          <table:table-cell table:style-name="ce25" office:value-type="string" calcext:value-type="string">
            <text:p>. &gt;</text:p>
            <text:p><text:span text:style-name="T33">…</text:span></text:p>
            <text:p><text:span text:style-name="T36">▲</text:span></text:p>
          </table:table-cell>
          <table:table-cell table:style-name="ce25" office:value-type="string" calcext:value-type="string">
            <text:p>/ ?</text:p>
            <text:p><text:span text:style-name="T33">¿</text:span></text:p>
            <text:p>End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AltGr</text:p>
            <text:p/>
          </table:table-cell>
          <table:table-cell table:style-name="ce25" office:value-type="string" calcext:value-type="string">
            <text:p>' "</text:p>
            <text:p><text:span text:style-name="T33">’</text:span></text:p>
            <text:p><text:span text:style-name="T36">◄</text:span></text:p>
          </table:table-cell>
          <table:table-cell table:style-name="ce25" office:value-type="string" calcext:value-type="string">
            <text:p>[ {</text:p>
            <text:p/>
            <text:p><text:span text:style-name="T36">▼</text:span></text:p>
          </table:table-cell>
          <table:table-cell table:style-name="ce25" office:value-type="string" calcext:value-type="string">
            <text:p>] }</text:p>
            <text:p/>
            <text:p><text:span text:style-name="T36">►</text:span></text:p>
            <text:p/>
            <text:p/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AltG/Pine</text:p>
            <text:p>Fn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fnsymbols-altgrf12 fnsymbols-pinef12" table:style-name="ta1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  <text:p><text:span text:style-name="T33">F11</text:span></text:p>
          </table:table-cell>
          <table:table-cell table:style-name="ce25" office:value-type="string" calcext:value-type="string">
            <text:p>1 !</text:p>
            <text:p><text:span text:style-name="T39">F1</text:span></text:p>
            <text:p><text:span text:style-name="T40">| </text:span><text:span text:style-name="T41">¡</text:span></text:p>
          </table:table-cell>
          <table:table-cell table:style-name="ce25" office:value-type="string" calcext:value-type="string">
            <text:p>2 <text:span text:style-name="T35">@</text:span></text:p>
            <text:p><text:span text:style-name="T39">F2</text:span></text:p>
            <text:p><text:span text:style-name="T39">\</text:span></text:p>
          </table:table-cell>
          <table:table-cell table:style-name="ce25" office:value-type="string" calcext:value-type="string">
            <text:p>3 #</text:p>
            <text:p><text:span text:style-name="T39">F3</text:span></text:p>
            <text:p><text:span text:style-name="T39">£</text:span></text:p>
          </table:table-cell>
          <table:table-cell table:style-name="ce25" office:value-type="string" calcext:value-type="string">
            <text:p>4 $</text:p>
            <text:p><text:span text:style-name="T39">F4</text:span></text:p>
            <text:p><text:span text:style-name="T39">€</text:span></text:p>
          </table:table-cell>
          <table:table-cell table:style-name="ce25" office:value-type="string" calcext:value-type="string">
            <text:p>5 %</text:p>
            <text:p><text:span text:style-name="T39">F5</text:span></text:p>
            <text:p><text:span text:style-name="T39">~</text:span></text:p>
          </table:table-cell>
          <table:table-cell table:style-name="ce25" office:value-type="string" calcext:value-type="string">
            <text:p>6 ^</text:p>
            <text:p><text:span text:style-name="T39">F6</text:span></text:p>
            <text:p><text:span text:style-name="T39">`</text:span></text:p>
          </table:table-cell>
          <table:table-cell table:style-name="ce25" office:value-type="string" calcext:value-type="string">
            <text:p>7 &amp;</text:p>
            <text:p><text:span text:style-name="T39">F7</text:span></text:p>
            <text:p><text:span text:style-name="T40">- </text:span><text:span text:style-name="T41">–</text:span></text:p>
          </table:table-cell>
          <table:table-cell table:style-name="ce25" office:value-type="string" calcext:value-type="string">
            <text:p>8 *</text:p>
            <text:p><text:span text:style-name="T39">F8</text:span></text:p>
            <text:p><text:span text:style-name="T39">=</text:span></text:p>
          </table:table-cell>
          <table:table-cell table:style-name="ce25" office:value-type="string" calcext:value-type="string">
            <text:p>9 (</text:p>
            <text:p><text:span text:style-name="T39">F9</text:span></text:p>
            <text:p><text:span text:style-name="T39">_</text:span></text:p>
          </table:table-cell>
          <table:table-cell table:style-name="ce25" office:value-type="string" calcext:value-type="string">
            <text:p>0 )</text:p>
            <text:p><text:span text:style-name="T39">F10</text:span></text:p>
            <text:p><text:span text:style-name="T39">+</text:span></text:p>
          </table:table-cell>
          <table:table-cell table:style-name="ce25" office:value-type="string" calcext:value-type="string">
            <text:p>Backsp</text:p>
            <text:p><text:span text:style-name="T33">F12</text:span></text:p>
            <text:p>Del</text:p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Cmpose</text:span>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W</text:p>
            <text:p><text:span text:style-name="T34">₩</text:span></text:p>
          </table:table-cell>
          <table:table-cell table:style-name="ce25" office:value-type="string" calcext:value-type="string">
            <text:p>E</text:p>
            <text:p><text:span text:style-name="T33">É</text:span></text:p>
          </table:table-cell>
          <table:table-cell table:style-name="ce25" office:value-type="string" calcext:value-type="string">
            <text:p>R</text:p>
            <text:p><text:span text:style-name="T33">®</text:span></text:p>
          </table:table-cell>
          <table:table-cell table:style-name="ce25" office:value-type="string" calcext:value-type="string">
            <text:p>T</text:p>
            <text:p><text:span text:style-name="T33">™</text:span></text:p>
          </table:table-cell>
          <table:table-cell table:style-name="ce25" office:value-type="string" calcext:value-type="string">
            <text:p>Y</text:p>
            <text:p><text:span text:style-name="T33">¥</text:span></text:p>
          </table:table-cell>
          <table:table-cell table:style-name="ce25" office:value-type="string" calcext:value-type="string">
            <text:p>U</text:p>
            <text:p><text:span text:style-name="T33">Ü</text:span></text:p>
          </table:table-cell>
          <table:table-cell table:style-name="ce25" office:value-type="string" calcext:value-type="string">
            <text:p>I</text:p>
            <text:p><text:span text:style-name="T33">ı</text:span></text:p>
            <text:p/>
          </table:table-cell>
          <table:table-cell table:style-name="ce25" office:value-type="string" calcext:value-type="string">
            <text:p>O</text:p>
            <text:p><text:span text:style-name="T33">Ö</text:span></text:p>
          </table:table-cell>
          <table:table-cell table:style-name="ce25" office:value-type="string" calcext:value-type="string">
            <text:p>P</text:p>
            <text:p><text:span text:style-name="T33">₽</text:span></text:p>
          </table:table-cell>
          <table:table-cell table:style-name="ce25" office:value-type="string" calcext:value-type="string" table:number-columns-spanned="1" table:number-rows-spanned="2">
            <text:p>Enter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  <text:p><text:span text:style-name="T34">Ä</text:span></text:p>
          </table:table-cell>
          <table:table-cell table:style-name="ce25" office:value-type="string" calcext:value-type="string">
            <text:p>S</text:p>
            <text:p><text:span text:style-name="T34">ẞ</text:span></text:p>
          </table:table-cell>
          <table:table-cell table:style-name="ce25" office:value-type="string" calcext:value-type="string">
            <text:p>D</text:p>
            <text:p><text:span text:style-name="T34">° ð</text:span></text:p>
          </table:table-cell>
          <table:table-cell table:style-name="ce25" office:value-type="string" calcext:value-type="string">
            <text:p>F</text:p>
            <text:p><text:span text:style-name="T33">θ</text:span>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  <text:p><text:span text:style-name="T37">Ł</text:span></text:p>
          </table:table-cell>
          <table:table-cell table:style-name="ce25" office:value-type="string" calcext:value-type="string">
            <text:p>; :</text:p>
            <text:p/>
            <text:p><text:span text:style-name="T38">Insert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Z</text:p>
            <text:p><text:span text:style-name="T33">Ž</text:span></text:p>
          </table:table-cell>
          <table:table-cell table:style-name="ce25" office:value-type="string" calcext:value-type="string">
            <text:p>X</text:p>
            <text:p><text:span text:style-name="T33">×</text:span></text:p>
          </table:table-cell>
          <table:table-cell table:style-name="ce25" office:value-type="string" calcext:value-type="string">
            <text:p>C</text:p>
            <text:p><text:span text:style-name="T33">Č</text:span>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  <text:p><text:span text:style-name="T33">Ñ</text:span></text:p>
          </table:table-cell>
          <table:table-cell table:style-name="ce25" office:value-type="string" calcext:value-type="string">
            <text:p>M</text:p>
            <text:p><text:span text:style-name="T33">µ</text:span></text:p>
            <text:p/>
          </table:table-cell>
          <table:table-cell table:style-name="ce25" office:value-type="string" calcext:value-type="string">
            <text:p>, &lt;</text:p>
            <text:p/>
            <text:p>Home</text:p>
          </table:table-cell>
          <table:table-cell table:style-name="ce25" office:value-type="string" calcext:value-type="string">
            <text:p>. &gt;</text:p>
            <text:p><text:span text:style-name="T33">…</text:span></text:p>
            <text:p><text:span text:style-name="T36">▲</text:span></text:p>
          </table:table-cell>
          <table:table-cell table:style-name="ce25" office:value-type="string" calcext:value-type="string">
            <text:p>/ ?</text:p>
            <text:p><text:span text:style-name="T33">¿</text:span></text:p>
            <text:p>End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AltGr</text:p>
            <text:p/>
          </table:table-cell>
          <table:table-cell table:style-name="ce25" office:value-type="string" calcext:value-type="string">
            <text:p>' "</text:p>
            <text:p><text:span text:style-name="T33">’</text:span></text:p>
            <text:p><text:span text:style-name="T36">◄</text:span></text:p>
          </table:table-cell>
          <table:table-cell table:style-name="ce25" office:value-type="string" calcext:value-type="string">
            <text:p>[ {</text:p>
            <text:p/>
            <text:p><text:span text:style-name="T36">▼</text:span></text:p>
          </table:table-cell>
          <table:table-cell table:style-name="ce25" office:value-type="string" calcext:value-type="string">
            <text:p>] }</text:p>
            <text:p/>
            <text:p><text:span text:style-name="T36">►</text:span></text:p>
            <text:p/>
            <text:p/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AltG/Pine</text:p>
            <text:p>Fn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-simple-altgr de-simple-pine" table:style-name="ta1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  <text:p><text:span text:style-name="T33">F11</text:span></text:p>
          </table:table-cell>
          <table:table-cell table:style-name="ce25" office:value-type="string" calcext:value-type="string">
            <text:p>1 !</text:p>
            <text:p>| <text:span text:style-name="T33">¡</text:span></text:p>
            <text:p>F1</text:p>
          </table:table-cell>
          <table:table-cell table:style-name="ce25" office:value-type="string" calcext:value-type="string">
            <text:p>2 <text:span text:style-name="T35">@</text:span></text:p>
            <text:p><text:span text:style-name="T35">\</text:span></text:p>
            <text:p><text:span text:style-name="T35">F2</text:span></text:p>
          </table:table-cell>
          <table:table-cell table:style-name="ce25" office:value-type="string" calcext:value-type="string">
            <text:p>3 #</text:p>
            <text:p>£</text:p>
            <text:p>F3</text:p>
          </table:table-cell>
          <table:table-cell table:style-name="ce25" office:value-type="string" calcext:value-type="string">
            <text:p>4 $</text:p>
            <text:p>€</text:p>
            <text:p>F4</text:p>
          </table:table-cell>
          <table:table-cell table:style-name="ce25" office:value-type="string" calcext:value-type="string">
            <text:p>5 %</text:p>
            <text:p>~</text:p>
            <text:p>F5</text:p>
          </table:table-cell>
          <table:table-cell table:style-name="ce25" office:value-type="string" calcext:value-type="string">
            <text:p>6 ^</text:p>
            <text:p>`</text:p>
            <text:p>F6</text:p>
          </table:table-cell>
          <table:table-cell table:style-name="ce25" office:value-type="string" calcext:value-type="string">
            <text:p>7 &amp;</text:p>
            <text:p>- <text:span text:style-name="T33">–</text:span></text:p>
            <text:p>F7</text:p>
          </table:table-cell>
          <table:table-cell table:style-name="ce25" office:value-type="string" calcext:value-type="string">
            <text:p>8 *</text:p>
            <text:p>=</text:p>
            <text:p>F8</text:p>
          </table:table-cell>
          <table:table-cell table:style-name="ce25" office:value-type="string" calcext:value-type="string">
            <text:p>9 (</text:p>
            <text:p>_</text:p>
            <text:p>F9</text:p>
          </table:table-cell>
          <table:table-cell table:style-name="ce25" office:value-type="string" calcext:value-type="string">
            <text:p>0 )</text:p>
            <text:p>+</text:p>
            <text:p>F10</text:p>
          </table:table-cell>
          <table:table-cell table:style-name="ce25" office:value-type="string" calcext:value-type="string">
            <text:p>Backsp</text:p>
            <text:p><text:span text:style-name="T33">F12</text:span></text:p>
            <text:p>Del</text:p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Cmpose</text:span>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W</text:p>
            <text:p><text:span text:style-name="T34">₩</text:span></text:p>
          </table:table-cell>
          <table:table-cell table:style-name="ce25" office:value-type="string" calcext:value-type="string">
            <text:p>E</text:p>
            <text:p><text:span text:style-name="T33">É</text:span></text:p>
          </table:table-cell>
          <table:table-cell table:style-name="ce25" office:value-type="string" calcext:value-type="string">
            <text:p>R</text:p>
            <text:p><text:span text:style-name="T33">®</text:span></text:p>
          </table:table-cell>
          <table:table-cell table:style-name="ce25" office:value-type="string" calcext:value-type="string">
            <text:p>T</text:p>
            <text:p><text:span text:style-name="T33">™</text:span></text:p>
          </table:table-cell>
          <table:table-cell table:style-name="ce25" office:value-type="string" calcext:value-type="string">
            <text:p><text:span text:style-name="T42">Z</text:span></text:p>
            <text:p><text:span text:style-name="T33">¥</text:span></text:p>
          </table:table-cell>
          <table:table-cell table:style-name="ce25" office:value-type="string" calcext:value-type="string">
            <text:p>U</text:p>
            <text:p><text:span text:style-name="T33">Ü</text:span></text:p>
          </table:table-cell>
          <table:table-cell table:style-name="ce25" office:value-type="string" calcext:value-type="string">
            <text:p>I</text:p>
            <text:p><text:span text:style-name="T33">ı</text:span></text:p>
            <text:p/>
          </table:table-cell>
          <table:table-cell table:style-name="ce25" office:value-type="string" calcext:value-type="string">
            <text:p>O</text:p>
            <text:p><text:span text:style-name="T33">Ö</text:span></text:p>
          </table:table-cell>
          <table:table-cell table:style-name="ce25" office:value-type="string" calcext:value-type="string">
            <text:p>P</text:p>
            <text:p><text:span text:style-name="T33">₽</text:span></text:p>
          </table:table-cell>
          <table:table-cell table:style-name="ce25" office:value-type="string" calcext:value-type="string" table:number-columns-spanned="1" table:number-rows-spanned="2">
            <text:p>Enter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  <text:p><text:span text:style-name="T34">Ä</text:span></text:p>
          </table:table-cell>
          <table:table-cell table:style-name="ce25" office:value-type="string" calcext:value-type="string">
            <text:p>S</text:p>
            <text:p><text:span text:style-name="T34">ẞ</text:span></text:p>
          </table:table-cell>
          <table:table-cell table:style-name="ce25" office:value-type="string" calcext:value-type="string">
            <text:p>D</text:p>
            <text:p><text:span text:style-name="T34">° ð</text:span></text:p>
          </table:table-cell>
          <table:table-cell table:style-name="ce25" office:value-type="string" calcext:value-type="string">
            <text:p>F</text:p>
            <text:p><text:span text:style-name="T33">θ</text:span>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  <text:p><text:span text:style-name="T37">Ł</text:span></text:p>
          </table:table-cell>
          <table:table-cell table:style-name="ce25" office:value-type="string" calcext:value-type="string">
            <text:p><text:span text:style-name="T33">/ ?</text:span></text:p>
            <text:p><text:span text:style-name="T44">  ¿</text:span></text:p>
            <text:p><text:span text:style-name="T38">Insert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<text:span text:style-name="T42">Y</text:span></text:p>
            <text:p><text:span text:style-name="T33">Ž</text:span></text:p>
          </table:table-cell>
          <table:table-cell table:style-name="ce25" office:value-type="string" calcext:value-type="string">
            <text:p>X</text:p>
            <text:p><text:span text:style-name="T33">×</text:span></text:p>
          </table:table-cell>
          <table:table-cell table:style-name="ce25" office:value-type="string" calcext:value-type="string">
            <text:p>C</text:p>
            <text:p><text:span text:style-name="T33">Č</text:span>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  <text:p><text:span text:style-name="T33">Ñ</text:span></text:p>
          </table:table-cell>
          <table:table-cell table:style-name="ce25" office:value-type="string" calcext:value-type="string">
            <text:p>M</text:p>
            <text:p><text:span text:style-name="T33">µ</text:span></text:p>
            <text:p/>
          </table:table-cell>
          <table:table-cell table:style-name="ce25" office:value-type="string" calcext:value-type="string">
            <text:p>, <text:span text:style-name="T42">;</text:span></text:p>
            <text:p><text:span text:style-name="T43">&lt;</text:span></text:p>
            <text:p>Home</text:p>
          </table:table-cell>
          <table:table-cell table:style-name="ce25" office:value-type="string" calcext:value-type="string">
            <text:p>. <text:span text:style-name="T42">:</text:span></text:p>
            <text:p><text:span text:style-name="T43">&gt;</text:span><text:span text:style-name="T33"> …</text:span></text:p>
            <text:p><text:span text:style-name="T36">▲</text:span></text:p>
          </table:table-cell>
          <table:table-cell table:style-name="ce25" office:value-type="string" calcext:value-type="string">
            <text:p><text:span text:style-name="T42">- _</text:span></text:p>
            <text:p><text:span text:style-name="T45">–</text:span></text:p>
            <text:p>End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AltGr</text:p>
            <text:p/>
          </table:table-cell>
          <table:table-cell table:style-name="ce25" office:value-type="string" calcext:value-type="string">
            <text:p>' "</text:p>
            <text:p><text:span text:style-name="T33">’</text:span></text:p>
            <text:p><text:span text:style-name="T36">◄</text:span></text:p>
          </table:table-cell>
          <table:table-cell table:style-name="ce25" office:value-type="string" calcext:value-type="string">
            <text:p>[ {</text:p>
            <text:p/>
            <text:p><text:span text:style-name="T36">▼</text:span></text:p>
          </table:table-cell>
          <table:table-cell table:style-name="ce25" office:value-type="string" calcext:value-type="string">
            <text:p>] }</text:p>
            <text:p/>
            <text:p><text:span text:style-name="T36">►</text:span></text:p>
            <text:p/>
            <text:p/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AltG/Pine</text:p>
            <text:p>Fn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-altgr" table:style-name="ta1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  <text:p><text:span text:style-name="T33">F11</text:span></text:p>
          </table:table-cell>
          <table:table-cell table:style-name="ce25" office:value-type="string" calcext:value-type="string">
            <text:p>1 !</text:p>
            <text:p>| <text:span text:style-name="T33">¡</text:span></text:p>
            <text:p>F1</text:p>
          </table:table-cell>
          <table:table-cell table:style-name="ce25" office:value-type="string" calcext:value-type="string">
            <text:p><text:span text:style-name="T47">2 </text:span><text:span text:style-name="T48">"</text:span></text:p>
            <text:p><text:span text:style-name="T49">\ </text:span><text:span text:style-name="T50">²</text:span></text:p>
            <text:p><text:span text:style-name="T35">F2</text:span></text:p>
          </table:table-cell>
          <table:table-cell table:style-name="ce25" office:value-type="string" calcext:value-type="string">
            <text:p>3 <text:span text:style-name="T42">§</text:span></text:p>
            <text:p>£ <text:span text:style-name="T42">³</text:span></text:p>
            <text:p>F3</text:p>
          </table:table-cell>
          <table:table-cell table:style-name="ce25" office:value-type="string" calcext:value-type="string">
            <text:p>4 $</text:p>
            <text:p><text:span text:style-name="T33">*</text:span></text:p>
            <text:p>F4</text:p>
          </table:table-cell>
          <table:table-cell table:style-name="ce25" office:value-type="string" calcext:value-type="string">
            <text:p>5 %</text:p>
            <text:p>~ <text:span text:style-name="T51">^</text:span></text:p>
            <text:p>F5</text:p>
          </table:table-cell>
          <table:table-cell table:style-name="ce25" office:value-type="string" calcext:value-type="string">
            <text:p>6 <text:span text:style-name="T42">&amp;</text:span></text:p>
            <text:p><text:span text:style-name="T51">` ´</text:span></text:p>
            <text:p>F6</text:p>
          </table:table-cell>
          <table:table-cell table:style-name="ce25" office:value-type="string" calcext:value-type="string">
            <text:p>7 <text:span text:style-name="T42">/</text:span></text:p>
            <text:p><text:span text:style-name="T42">{</text:span></text:p>
            <text:p>F7</text:p>
          </table:table-cell>
          <table:table-cell table:style-name="ce25" office:value-type="string" calcext:value-type="string">
            <text:p>8 <text:span text:style-name="T42">(</text:span></text:p>
            <text:p><text:span text:style-name="T42">[</text:span></text:p>
            <text:p>F8</text:p>
          </table:table-cell>
          <table:table-cell table:style-name="ce25" office:value-type="string" calcext:value-type="string">
            <text:p>9<text:span text:style-name="T42"> )</text:span></text:p>
            <text:p><text:span text:style-name="T42">]</text:span></text:p>
            <text:p>F9</text:p>
          </table:table-cell>
          <table:table-cell table:style-name="ce25" office:value-type="string" calcext:value-type="string">
            <text:p>0 <text:span text:style-name="T42">=</text:span></text:p>
            <text:p><text:span text:style-name="T42">}</text:span><text:span text:style-name="T43"> </text:span><text:span text:style-name="T33">?</text:span></text:p>
            <text:p>F10</text:p>
          </table:table-cell>
          <table:table-cell table:style-name="ce25" office:value-type="string" calcext:value-type="string">
            <text:p>Backsp</text:p>
            <text:p><text:span text:style-name="T33">F12</text:span></text:p>
            <text:p>Del</text:p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Cmpose</text:span></text:p>
          </table:table-cell>
          <table:table-cell table:style-name="ce25" office:value-type="string" calcext:value-type="string">
            <text:p>Q</text:p>
            <text:p><text:span text:style-name="T42">@</text:span></text:p>
          </table:table-cell>
          <table:table-cell table:style-name="ce25" office:value-type="string" calcext:value-type="string">
            <text:p>W</text:p>
            <text:p><text:span text:style-name="T34">₩</text:span></text:p>
          </table:table-cell>
          <table:table-cell table:style-name="ce25" office:value-type="string" calcext:value-type="string">
            <text:p>E</text:p>
            <text:p><text:span text:style-name="T42">€</text:span> <text:span text:style-name="T33">é</text:span></text:p>
          </table:table-cell>
          <table:table-cell table:style-name="ce25" office:value-type="string" calcext:value-type="string">
            <text:p>R</text:p>
            <text:p><text:span text:style-name="T33">®</text:span></text:p>
          </table:table-cell>
          <table:table-cell table:style-name="ce25" office:value-type="string" calcext:value-type="string">
            <text:p>T</text:p>
            <text:p><text:span text:style-name="T33">™</text:span></text:p>
          </table:table-cell>
          <table:table-cell table:style-name="ce25" office:value-type="string" calcext:value-type="string">
            <text:p><text:span text:style-name="T46">Z</text:span></text:p>
            <text:p><text:span text:style-name="T37">Ž</text:span>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string" calcext:value-type="string">
            <text:p>I</text:p>
            <text:p><text:span text:style-name="T33">ı</text:span></text:p>
            <text:p/>
          </table:table-cell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P</text:p>
            <text:p><text:span text:style-name="T33">₽</text:span></text:p>
          </table:table-cell>
          <table:table-cell table:style-name="ce25" office:value-type="string" calcext:value-type="string" table:number-columns-spanned="1" table:number-rows-spanned="2">
            <text:p>Enter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S</text:p>
            <text:p><text:span text:style-name="T34">ẞ</text:span></text:p>
          </table:table-cell>
          <table:table-cell table:style-name="ce25" office:value-type="string" calcext:value-type="string">
            <text:p>D</text:p>
            <text:p><text:span text:style-name="T34">° ð</text:span></text:p>
          </table:table-cell>
          <table:table-cell table:style-name="ce25" office:value-type="string" calcext:value-type="string">
            <text:p>F</text:p>
            <text:p><text:span text:style-name="T33">θ</text:span>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  <text:p><text:span text:style-name="T37">Ł</text:span></text:p>
          </table:table-cell>
          <table:table-cell table:style-name="ce25" office:value-type="string" calcext:value-type="string">
            <text:p><text:span text:style-name="T42"># '</text:span></text:p>
            <text:p><text:span text:style-name="T37">’</text:span></text:p>
            <text:p><text:span text:style-name="T38">Insert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<text:span text:style-name="T46">Y</text:span></text:p>
            <text:p><text:span text:style-name="T37">¥</text:span></text:p>
          </table:table-cell>
          <table:table-cell table:style-name="ce25" office:value-type="string" calcext:value-type="string">
            <text:p>X</text:p>
            <text:p><text:span text:style-name="T33">×</text:span></text:p>
          </table:table-cell>
          <table:table-cell table:style-name="ce25" office:value-type="string" calcext:value-type="string">
            <text:p>C</text:p>
            <text:p><text:span text:style-name="T33">Č</text:span>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  <text:p><text:span text:style-name="T33">Ñ</text:span></text:p>
          </table:table-cell>
          <table:table-cell table:style-name="ce25" office:value-type="string" calcext:value-type="string">
            <text:p>M</text:p>
            <text:p><text:span text:style-name="T33">µ</text:span></text:p>
            <text:p/>
          </table:table-cell>
          <table:table-cell table:style-name="ce25" office:value-type="string" calcext:value-type="string">
            <text:p>, <text:span text:style-name="T42">;</text:span></text:p>
            <text:p><text:span text:style-name="T43">&lt;</text:span></text:p>
            <text:p>Home</text:p>
          </table:table-cell>
          <table:table-cell table:style-name="ce25" office:value-type="string" calcext:value-type="string">
            <text:p>. <text:span text:style-name="T42">:</text:span></text:p>
            <text:p><text:span text:style-name="T43">&gt;</text:span><text:span text:style-name="T33"> …</text:span></text:p>
            <text:p><text:span text:style-name="T36">▲</text:span></text:p>
          </table:table-cell>
          <table:table-cell table:style-name="ce25" office:value-type="string" calcext:value-type="string">
            <text:p><text:span text:style-name="T42">- _</text:span></text:p>
            <text:p><text:span text:style-name="T33">+ –</text:span></text:p>
            <text:p>End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AltGr</text:p>
            <text:p/>
          </table:table-cell>
          <table:table-cell table:style-name="ce25" office:value-type="string" calcext:value-type="string">
            <text:p><text:span text:style-name="T33">Ä</text:span></text:p>
            <text:p/>
            <text:p><text:span text:style-name="T36">◄</text:span></text:p>
          </table:table-cell>
          <table:table-cell table:style-name="ce25" office:value-type="string" calcext:value-type="string">
            <text:p><text:span text:style-name="T33">Ö</text:span></text:p>
            <text:p/>
            <text:p><text:span text:style-name="T36">▼</text:span></text:p>
          </table:table-cell>
          <table:table-cell table:style-name="ce25" office:value-type="string" calcext:value-type="string">
            <text:p><text:span text:style-name="T33">Ü</text:span></text:p>
            <text:p/>
            <text:p><text:span text:style-name="T36">►</text:span></text:p>
            <text:p/>
            <text:p/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AltGr</text:p>
            <text:p>Fn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-pine" table:style-name="ta1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  <text:p><text:span text:style-name="T33">F11</text:span></text:p>
          </table:table-cell>
          <table:table-cell table:style-name="ce25" office:value-type="string" calcext:value-type="string">
            <text:p>1 !</text:p>
            <text:p>| <text:span text:style-name="T33">¡</text:span></text:p>
            <text:p>F1</text:p>
          </table:table-cell>
          <table:table-cell table:style-name="ce25" office:value-type="string" calcext:value-type="string">
            <text:p><text:span text:style-name="T47">2 </text:span><text:span text:style-name="T48">"</text:span></text:p>
            <text:p><text:span text:style-name="T49">\ </text:span><text:span text:style-name="T50">²</text:span></text:p>
            <text:p><text:span text:style-name="T35">F2</text:span></text:p>
          </table:table-cell>
          <table:table-cell table:style-name="ce25" office:value-type="string" calcext:value-type="string">
            <text:p>3 <text:span text:style-name="T42">§</text:span></text:p>
            <text:p>£ <text:span text:style-name="T42">³</text:span></text:p>
            <text:p>F3</text:p>
          </table:table-cell>
          <table:table-cell table:style-name="ce25" office:value-type="string" calcext:value-type="string">
            <text:p>4 $</text:p>
            <text:p><text:span text:style-name="T33">*</text:span></text:p>
            <text:p>F4</text:p>
          </table:table-cell>
          <table:table-cell table:style-name="ce25" office:value-type="string" calcext:value-type="string">
            <text:p>5 %</text:p>
            <text:p>~ <text:span text:style-name="T51">^</text:span></text:p>
            <text:p>F5</text:p>
          </table:table-cell>
          <table:table-cell table:style-name="ce25" office:value-type="string" calcext:value-type="string">
            <text:p>6 <text:span text:style-name="T42">&amp;</text:span></text:p>
            <text:p><text:span text:style-name="T51">` ´</text:span></text:p>
            <text:p>F6</text:p>
          </table:table-cell>
          <table:table-cell table:style-name="ce25" office:value-type="string" calcext:value-type="string">
            <text:p>7 <text:span text:style-name="T42">/</text:span></text:p>
            <text:p><text:span text:style-name="T42">{</text:span></text:p>
            <text:p>F7</text:p>
          </table:table-cell>
          <table:table-cell table:style-name="ce25" office:value-type="string" calcext:value-type="string">
            <text:p>8 <text:span text:style-name="T42">(</text:span></text:p>
            <text:p><text:span text:style-name="T42">[</text:span></text:p>
            <text:p>F8</text:p>
          </table:table-cell>
          <table:table-cell table:style-name="ce25" office:value-type="string" calcext:value-type="string">
            <text:p>9<text:span text:style-name="T42"> )</text:span></text:p>
            <text:p><text:span text:style-name="T42">]</text:span></text:p>
            <text:p>F9</text:p>
          </table:table-cell>
          <table:table-cell table:style-name="ce25" office:value-type="string" calcext:value-type="string">
            <text:p>0 <text:span text:style-name="T42">=</text:span></text:p>
            <text:p><text:span text:style-name="T42">}</text:span><text:span text:style-name="T43"> </text:span><text:span text:style-name="T33">?</text:span></text:p>
            <text:p>F10</text:p>
          </table:table-cell>
          <table:table-cell table:style-name="ce25" office:value-type="string" calcext:value-type="string">
            <text:p>Backsp</text:p>
            <text:p><text:span text:style-name="T33">F12</text:span></text:p>
            <text:p>Del</text:p>
          </table:table-cell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Cmpose</text:span></text:p>
          </table:table-cell>
          <table:table-cell table:style-name="ce25" office:value-type="string" calcext:value-type="string">
            <text:p>Q</text:p>
            <text:p><text:span text:style-name="T42">@</text:span></text:p>
          </table:table-cell>
          <table:table-cell table:style-name="ce25" office:value-type="string" calcext:value-type="string">
            <text:p>W</text:p>
            <text:p><text:span text:style-name="T34">₩</text:span></text:p>
          </table:table-cell>
          <table:table-cell table:style-name="ce25" office:value-type="string" calcext:value-type="string">
            <text:p>E</text:p>
            <text:p><text:span text:style-name="T42">€</text:span> <text:span text:style-name="T33">é</text:span></text:p>
          </table:table-cell>
          <table:table-cell table:style-name="ce25" office:value-type="string" calcext:value-type="string">
            <text:p>R</text:p>
            <text:p><text:span text:style-name="T33">®</text:span></text:p>
          </table:table-cell>
          <table:table-cell table:style-name="ce25" office:value-type="string" calcext:value-type="string">
            <text:p>T</text:p>
            <text:p><text:span text:style-name="T33">™</text:span></text:p>
          </table:table-cell>
          <table:table-cell table:style-name="ce25" office:value-type="string" calcext:value-type="string">
            <text:p><text:span text:style-name="T46">Z</text:span></text:p>
            <text:p><text:span text:style-name="T37">Ž</text:span>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string" calcext:value-type="string">
            <text:p>I</text:p>
            <text:p><text:span text:style-name="T33">ı</text:span></text:p>
            <text:p/>
          </table:table-cell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P</text:p>
            <text:p><text:span text:style-name="T33">₽</text:span></text:p>
          </table:table-cell>
          <table:table-cell table:style-name="ce25" office:value-type="string" calcext:value-type="string" table:number-columns-spanned="1" table:number-rows-spanned="2">
            <text:p>Enter</text:p>
          </table:table-cell>
          <table:table-cell table:style-name="ce2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D</text:p>
            <text:p><text:span text:style-name="T34">° ð</text:span></text:p>
          </table:table-cell>
          <table:table-cell table:style-name="ce25" office:value-type="string" calcext:value-type="string">
            <text:p>F</text:p>
            <text:p><text:span text:style-name="T33">θ</text:span>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  <text:p><text:span text:style-name="T37">Ł</text:span></text:p>
          </table:table-cell>
          <table:table-cell table:style-name="ce25" office:value-type="string" calcext:value-type="string">
            <text:p><text:span text:style-name="T42"># '</text:span></text:p>
            <text:p><text:span text:style-name="T37">’</text:span></text:p>
            <text:p><text:span text:style-name="T38">Insert</text:span></text:p>
          </table:table-cell>
          <table:covered-table-cell table:style-name="ce25"/>
          <table:table-cell table:style-name="ce2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<text:span text:style-name="T46">Y</text:span></text:p>
            <text:p><text:span text:style-name="T37">¥</text:span></text:p>
          </table:table-cell>
          <table:table-cell table:style-name="ce25" office:value-type="string" calcext:value-type="string">
            <text:p>X</text:p>
            <text:p><text:span text:style-name="T33">×</text:span></text:p>
          </table:table-cell>
          <table:table-cell table:style-name="ce25" office:value-type="string" calcext:value-type="string">
            <text:p>C</text:p>
            <text:p><text:span text:style-name="T33">Č</text:span>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  <text:p><text:span text:style-name="T33">Ñ</text:span></text:p>
          </table:table-cell>
          <table:table-cell table:style-name="ce25" office:value-type="string" calcext:value-type="string">
            <text:p>M</text:p>
            <text:p><text:span text:style-name="T33">µ</text:span></text:p>
            <text:p/>
          </table:table-cell>
          <table:table-cell table:style-name="ce25" office:value-type="string" calcext:value-type="string">
            <text:p>, <text:span text:style-name="T42">;</text:span></text:p>
            <text:p><text:span text:style-name="T43">&lt;</text:span></text:p>
            <text:p>Home</text:p>
          </table:table-cell>
          <table:table-cell table:style-name="ce25" office:value-type="string" calcext:value-type="string">
            <text:p>. <text:span text:style-name="T42">:</text:span></text:p>
            <text:p><text:span text:style-name="T43">&gt;</text:span><text:span text:style-name="T33"> …</text:span></text:p>
            <text:p><text:span text:style-name="T36">▲</text:span></text:p>
          </table:table-cell>
          <table:table-cell table:style-name="ce25" office:value-type="string" calcext:value-type="string">
            <text:p><text:span text:style-name="T42">- _</text:span></text:p>
            <text:p><text:span text:style-name="T33">+ –</text:span></text:p>
            <text:p>End</text:p>
          </table:table-cell>
          <table:table-cell table:style-name="ce28" table:number-columns-repeated="2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33" office:value-type="string" calcext:value-type="string">
            <text:p>ẞ</text:p>
          </table:table-cell>
          <table:table-cell table:style-name="ce25" office:value-type="string" calcext:value-type="string">
            <text:p><text:span text:style-name="T33">Ä</text:span></text:p>
            <text:p/>
            <text:p><text:span text:style-name="T36">◄</text:span></text:p>
          </table:table-cell>
          <table:table-cell table:style-name="ce25" office:value-type="string" calcext:value-type="string">
            <text:p><text:span text:style-name="T33">Ö</text:span></text:p>
            <text:p/>
            <text:p><text:span text:style-name="T36">▼</text:span></text:p>
          </table:table-cell>
          <table:table-cell table:style-name="ce25" office:value-type="string" calcext:value-type="string">
            <text:p><text:span text:style-name="T33">Ü</text:span></text:p>
            <text:p/>
            <text:p><text:span text:style-name="T36">►</text:span></text:p>
            <text:p/>
            <text:p/>
          </table:table-cell>
          <table:table-cell table:style-name="ce28"/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Regular</text:p>
            <text:p>Pine</text:p>
            <text:p>Fn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1013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) default-de-sprinkles" table:style-name="ta1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</table:table-cell>
          <table:table-cell table:style-name="ce25" office:value-type="string" calcext:value-type="string">
            <text:p>1 !</text:p>
            <text:p>| </text:p>
            <text:p>F1</text:p>
          </table:table-cell>
          <table:table-cell table:style-name="ce25" office:value-type="string" calcext:value-type="string">
            <text:p>2 <text:span text:style-name="T35">@</text:span></text:p>
            <text:p><text:span text:style-name="T35">\</text:span></text:p>
            <text:p><text:span text:style-name="T35">F2</text:span></text:p>
          </table:table-cell>
          <table:table-cell table:style-name="ce25" office:value-type="string" calcext:value-type="string">
            <text:p>3 #</text:p>
            <text:p>£</text:p>
            <text:p>F3</text:p>
          </table:table-cell>
          <table:table-cell table:style-name="ce25" office:value-type="string" calcext:value-type="string">
            <text:p>4 $</text:p>
            <text:p>€</text:p>
            <text:p>F4</text:p>
          </table:table-cell>
          <table:table-cell table:style-name="ce25" office:value-type="string" calcext:value-type="string">
            <text:p>5 %</text:p>
            <text:p>~</text:p>
            <text:p>F5</text:p>
          </table:table-cell>
          <table:table-cell table:style-name="ce25" office:value-type="string" calcext:value-type="string">
            <text:p>6 ^</text:p>
            <text:p>`</text:p>
            <text:p>F6</text:p>
          </table:table-cell>
          <table:table-cell table:style-name="ce25" office:value-type="string" calcext:value-type="string">
            <text:p>7 &amp;</text:p>
            <text:p>-</text:p>
            <text:p>F7</text:p>
          </table:table-cell>
          <table:table-cell table:style-name="ce25" office:value-type="string" calcext:value-type="string">
            <text:p>8 *</text:p>
            <text:p>=</text:p>
            <text:p>F8</text:p>
          </table:table-cell>
          <table:table-cell table:style-name="ce25" office:value-type="string" calcext:value-type="string">
            <text:p>9 (</text:p>
            <text:p>_</text:p>
            <text:p>F9</text:p>
          </table:table-cell>
          <table:table-cell table:style-name="ce25" office:value-type="string" calcext:value-type="string">
            <text:p>0 )</text:p>
            <text:p>+</text:p>
            <text:p>F10</text:p>
          </table:table-cell>
          <table:table-cell table:style-name="ce25" office:value-type="string" calcext:value-type="string">
            <text:p>Backsp</text:p>
            <text:p/>
            <text:p><text:span text:style-name="T38">Del</text:span></text:p>
            <text:p/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</table:table-cell>
          <table:table-cell table:style-name="ce25" office:value-type="string" calcext:value-type="string">
            <text:p>Q</text:p>
            <text:p><text:span text:style-name="T33">F11</text:span></text:p>
          </table:table-cell>
          <table:table-cell table:style-name="ce25" office:value-type="string" calcext:value-type="string">
            <text:p>W</text:p>
            <text:p><text:span text:style-name="T33">F12</text:span>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U</text:p>
            <text:p><text:span text:style-name="T33">Ü</text:span>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O</text:p>
            <text:p><text:span text:style-name="T33">Ö</text:span>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 table:number-columns-spanned="1" table:number-rows-spanned="2">
            <text:p>Enter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  <text:p><text:span text:style-name="T33">Ä</text:span></text:p>
          </table:table-cell>
          <table:table-cell table:style-name="ce25" office:value-type="string" calcext:value-type="string">
            <text:p>S</text:p>
            <text:p><text:span text:style-name="T33">ẞ</text:span>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</table:table-cell>
          <table:table-cell table:style-name="ce25" office:value-type="string" calcext:value-type="string">
            <text:p>; :</text:p>
            <text:p><text:span text:style-name="T38">Insert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, &lt;</text:p>
            <text:p>Home</text:p>
          </table:table-cell>
          <table:table-cell table:style-name="ce25" office:value-type="string" calcext:value-type="string">
            <text:p>. &gt;</text:p>
            <text:p><text:span text:style-name="T36">▲</text:span></text:p>
          </table:table-cell>
          <table:table-cell table:style-name="ce25" office:value-type="string" calcext:value-type="string">
            <text:p>/ ?</text:p>
            <text:p>End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AltGr</text:p>
            <text:p/>
          </table:table-cell>
          <table:table-cell table:style-name="ce25" office:value-type="string" calcext:value-type="string">
            <text:p>' "</text:p>
            <text:p><text:span text:style-name="T36">◄</text:span></text:p>
          </table:table-cell>
          <table:table-cell table:style-name="ce25" office:value-type="string" calcext:value-type="string">
            <text:p>[ {</text:p>
            <text:p><text:span text:style-name="T36">▼</text:span></text:p>
          </table:table-cell>
          <table:table-cell table:style-name="ce25" office:value-type="string" calcext:value-type="string">
            <text:p>] }</text:p>
            <text:p><text:span text:style-name="T36">►</text:span></text:p>
            <text:p/>
            <text:p/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AltGr</text:p>
            <text:p>Fn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usrspc) extended-simple" table:style-name="ta2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</table:table-cell>
          <table:table-cell table:style-name="ce25" office:value-type="string" calcext:value-type="string">
            <text:p>1 !</text:p>
            <text:p><text:span text:style-name="T43">| </text:span></text:p>
            <text:p><text:span text:style-name="T43">F1</text:span></text:p>
          </table:table-cell>
          <table:table-cell table:style-name="ce25" office:value-type="string" calcext:value-type="string">
            <text:p>2 <text:span text:style-name="T35">@</text:span></text:p>
            <text:p><text:span text:style-name="T39">\</text:span></text:p>
            <text:p><text:span text:style-name="T39">F2</text:span></text:p>
          </table:table-cell>
          <table:table-cell table:style-name="ce25" office:value-type="string" calcext:value-type="string">
            <text:p>3 #</text:p>
            <text:p><text:span text:style-name="T43">£</text:span></text:p>
            <text:p><text:span text:style-name="T43">F3</text:span></text:p>
          </table:table-cell>
          <table:table-cell table:style-name="ce25" office:value-type="string" calcext:value-type="string">
            <text:p>4 $</text:p>
            <text:p><text:span text:style-name="T43">€</text:span></text:p>
            <text:p><text:span text:style-name="T43">F4</text:span></text:p>
          </table:table-cell>
          <table:table-cell table:style-name="ce25" office:value-type="string" calcext:value-type="string">
            <text:p>5 %</text:p>
            <text:p><text:span text:style-name="T43">~</text:span></text:p>
            <text:p><text:span text:style-name="T43">F5</text:span></text:p>
          </table:table-cell>
          <table:table-cell table:style-name="ce25" office:value-type="string" calcext:value-type="string">
            <text:p>6 ^</text:p>
            <text:p><text:span text:style-name="T43">`</text:span></text:p>
            <text:p><text:span text:style-name="T43">F6</text:span></text:p>
          </table:table-cell>
          <table:table-cell table:style-name="ce25" office:value-type="string" calcext:value-type="string">
            <text:p>7 &amp;</text:p>
            <text:p><text:span text:style-name="T43">-</text:span></text:p>
            <text:p><text:span text:style-name="T43">F7</text:span></text:p>
          </table:table-cell>
          <table:table-cell table:style-name="ce25" office:value-type="string" calcext:value-type="string">
            <text:p>8 *</text:p>
            <text:p><text:span text:style-name="T43">=</text:span></text:p>
            <text:p><text:span text:style-name="T43">F8</text:span></text:p>
          </table:table-cell>
          <table:table-cell table:style-name="ce25" office:value-type="string" calcext:value-type="string">
            <text:p>9 (</text:p>
            <text:p><text:span text:style-name="T43">_</text:span></text:p>
            <text:p><text:span text:style-name="T43">F9</text:span></text:p>
          </table:table-cell>
          <table:table-cell table:style-name="ce25" office:value-type="string" calcext:value-type="string">
            <text:p>0 )</text:p>
            <text:p><text:span text:style-name="T43">+</text:span></text:p>
            <text:p><text:span text:style-name="T43">F10</text:span></text:p>
          </table:table-cell>
          <table:table-cell table:style-name="ce25" office:value-type="string" calcext:value-type="string">
            <text:p>Backsp</text:p>
            <text:p><text:span text:style-name="T38">Del</text:span></text:p>
            <text:p><text:span text:style-name="T33">F11</text:span></text:p>
            <text:p/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P</text:p>
            <text:p><text:span text:style-name="T33">PgUp</text:span></text:p>
          </table:table-cell>
          <table:table-cell table:style-name="ce25" office:value-type="string" calcext:value-type="string" table:number-columns-spanned="1" table:number-rows-spanned="2">
            <text:p>Enter</text:p>
            <text:p><text:span text:style-name="T33">Insert</text:span>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</table:table-cell>
          <table:table-cell table:style-name="ce25" office:value-type="string" calcext:value-type="string">
            <text:p>; :</text:p>
            <text:p><text:span text:style-name="T37">PgDn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, &lt;</text:p>
            <text:p>Home</text:p>
          </table:table-cell>
          <table:table-cell table:style-name="ce25" office:value-type="string" calcext:value-type="string">
            <text:p>. &gt;</text:p>
            <text:p><text:span text:style-name="T36">▲</text:span></text:p>
          </table:table-cell>
          <table:table-cell table:style-name="ce25" office:value-type="string" calcext:value-type="string">
            <text:p>/ ?</text:p>
            <text:p>End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AltGr</text:p>
            <text:p/>
          </table:table-cell>
          <table:table-cell table:style-name="ce25" office:value-type="string" calcext:value-type="string">
            <text:p>' "</text:p>
            <text:p><text:span text:style-name="T36">◄</text:span></text:p>
          </table:table-cell>
          <table:table-cell table:style-name="ce25" office:value-type="string" calcext:value-type="string">
            <text:p>[ {</text:p>
            <text:p><text:span text:style-name="T36">▼</text:span></text:p>
          </table:table-cell>
          <table:table-cell table:style-name="ce25" office:value-type="string" calcext:value-type="string">
            <text:p>] }</text:p>
            <text:p><text:span text:style-name="T36">►</text:span></text:p>
            <text:p/>
            <text:p/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Fn</text:p>
            <text:p>Pine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extended-altgr extended-pine" table:style-name="ta3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  <text:p/>
            <text:p><text:span text:style-name="T33">F11</text:span></text:p>
          </table:table-cell>
          <table:table-cell table:style-name="ce25" office:value-type="string" calcext:value-type="string">
            <text:p>1 !</text:p>
            <text:p>| <text:span text:style-name="T33">¡</text:span></text:p>
            <text:p>F1</text:p>
          </table:table-cell>
          <table:table-cell table:style-name="ce25" office:value-type="string" calcext:value-type="string">
            <text:p>2 <text:span text:style-name="T35">@</text:span></text:p>
            <text:p><text:span text:style-name="T35">\</text:span></text:p>
            <text:p><text:span text:style-name="T35">F2</text:span></text:p>
          </table:table-cell>
          <table:table-cell table:style-name="ce25" office:value-type="string" calcext:value-type="string">
            <text:p>3 #</text:p>
            <text:p>£</text:p>
            <text:p>F3</text:p>
          </table:table-cell>
          <table:table-cell table:style-name="ce25" office:value-type="string" calcext:value-type="string">
            <text:p>4 $</text:p>
            <text:p>€</text:p>
            <text:p>F4</text:p>
          </table:table-cell>
          <table:table-cell table:style-name="ce25" office:value-type="string" calcext:value-type="string">
            <text:p>5 %</text:p>
            <text:p>~</text:p>
            <text:p>F5</text:p>
          </table:table-cell>
          <table:table-cell table:style-name="ce25" office:value-type="string" calcext:value-type="string">
            <text:p>6 ^</text:p>
            <text:p>`</text:p>
            <text:p>F6</text:p>
          </table:table-cell>
          <table:table-cell table:style-name="ce25" office:value-type="string" calcext:value-type="string">
            <text:p>7 &amp;</text:p>
            <text:p>- <text:span text:style-name="T33">–</text:span></text:p>
            <text:p>F7</text:p>
          </table:table-cell>
          <table:table-cell table:style-name="ce25" office:value-type="string" calcext:value-type="string">
            <text:p>8 *</text:p>
            <text:p>=</text:p>
            <text:p>F8</text:p>
          </table:table-cell>
          <table:table-cell table:style-name="ce25" office:value-type="string" calcext:value-type="string">
            <text:p>9 (</text:p>
            <text:p>_</text:p>
            <text:p>F9</text:p>
          </table:table-cell>
          <table:table-cell table:style-name="ce25" office:value-type="string" calcext:value-type="string">
            <text:p>0 )</text:p>
            <text:p>+</text:p>
            <text:p>F10</text:p>
          </table:table-cell>
          <table:table-cell table:style-name="ce25" office:value-type="string" calcext:value-type="string">
            <text:p>Backsp</text:p>
            <text:p><text:span text:style-name="T43">Del</text:span></text:p>
            <text:p><text:span text:style-name="T33">F12</text:span></text:p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Cmpose</text:span>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W</text:p>
            <text:p><text:span text:style-name="T34">₩</text:span></text:p>
          </table:table-cell>
          <table:table-cell table:style-name="ce25" office:value-type="string" calcext:value-type="string">
            <text:p>E</text:p>
            <text:p><text:span text:style-name="T33">É</text:span></text:p>
          </table:table-cell>
          <table:table-cell table:style-name="ce25" office:value-type="string" calcext:value-type="string">
            <text:p>R</text:p>
            <text:p><text:span text:style-name="T33">®</text:span></text:p>
          </table:table-cell>
          <table:table-cell table:style-name="ce25" office:value-type="string" calcext:value-type="string">
            <text:p>T</text:p>
            <text:p><text:span text:style-name="T33">™</text:span></text:p>
          </table:table-cell>
          <table:table-cell table:style-name="ce25" office:value-type="string" calcext:value-type="string">
            <text:p>Y</text:p>
            <text:p><text:span text:style-name="T33">¥</text:span></text:p>
          </table:table-cell>
          <table:table-cell table:style-name="ce25" office:value-type="string" calcext:value-type="string">
            <text:p>U</text:p>
            <text:p><text:span text:style-name="T33">Ü</text:span></text:p>
          </table:table-cell>
          <table:table-cell table:style-name="ce25" office:value-type="string" calcext:value-type="string">
            <text:p>I</text:p>
            <text:p><text:span text:style-name="T33">ı</text:span></text:p>
            <text:p/>
          </table:table-cell>
          <table:table-cell table:style-name="ce25" office:value-type="string" calcext:value-type="string">
            <text:p>O</text:p>
            <text:p><text:span text:style-name="T33">Ö</text:span></text:p>
          </table:table-cell>
          <table:table-cell table:style-name="ce25" office:value-type="string" calcext:value-type="string">
            <text:p>P</text:p>
            <text:p><text:span text:style-name="T33">₽</text:span></text:p>
            <text:p><text:span text:style-name="T33">PgDn</text:span></text:p>
          </table:table-cell>
          <table:table-cell table:style-name="ce25" office:value-type="string" calcext:value-type="string" table:number-columns-spanned="1" table:number-rows-spanned="2">
            <text:p><text:span text:style-name="T38">Enter</text:span></text:p>
            <text:p/>
            <text:p><text:span text:style-name="T37">Insert</text:span>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  <text:p><text:span text:style-name="T34">Ä</text:span></text:p>
          </table:table-cell>
          <table:table-cell table:style-name="ce25" office:value-type="string" calcext:value-type="string">
            <text:p>S</text:p>
            <text:p><text:span text:style-name="T34">ẞ</text:span></text:p>
          </table:table-cell>
          <table:table-cell table:style-name="ce25" office:value-type="string" calcext:value-type="string">
            <text:p>D</text:p>
            <text:p><text:span text:style-name="T34">° ð</text:span></text:p>
          </table:table-cell>
          <table:table-cell table:style-name="ce25" office:value-type="string" calcext:value-type="string">
            <text:p>F</text:p>
            <text:p><text:span text:style-name="T33">θ</text:span>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  <text:p><text:span text:style-name="T37">Ł</text:span></text:p>
          </table:table-cell>
          <table:table-cell table:style-name="ce25" office:value-type="string" calcext:value-type="string">
            <text:p>; :</text:p>
            <text:p/>
            <text:p><text:span text:style-name="T33">PgDn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Z</text:p>
            <text:p><text:span text:style-name="T33">Ž</text:span></text:p>
          </table:table-cell>
          <table:table-cell table:style-name="ce25" office:value-type="string" calcext:value-type="string">
            <text:p>X</text:p>
            <text:p><text:span text:style-name="T33">×</text:span></text:p>
          </table:table-cell>
          <table:table-cell table:style-name="ce25" office:value-type="string" calcext:value-type="string">
            <text:p>C</text:p>
            <text:p><text:span text:style-name="T33">Č</text:span>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  <text:p><text:span text:style-name="T33">Ñ</text:span></text:p>
          </table:table-cell>
          <table:table-cell table:style-name="ce25" office:value-type="string" calcext:value-type="string">
            <text:p>M</text:p>
            <text:p><text:span text:style-name="T33">µ</text:span></text:p>
            <text:p/>
          </table:table-cell>
          <table:table-cell table:style-name="ce25" office:value-type="string" calcext:value-type="string">
            <text:p>, &lt;</text:p>
            <text:p/>
            <text:p>Home</text:p>
          </table:table-cell>
          <table:table-cell table:style-name="ce25" office:value-type="string" calcext:value-type="string">
            <text:p>. &gt;</text:p>
            <text:p><text:span text:style-name="T33">…</text:span></text:p>
            <text:p><text:span text:style-name="T36">▲</text:span></text:p>
          </table:table-cell>
          <table:table-cell table:style-name="ce25" office:value-type="string" calcext:value-type="string">
            <text:p>/ ?</text:p>
            <text:p><text:span text:style-name="T33">¿</text:span></text:p>
            <text:p>End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AltGr</text:p>
            <text:p/>
          </table:table-cell>
          <table:table-cell table:style-name="ce25" office:value-type="string" calcext:value-type="string">
            <text:p>' "</text:p>
            <text:p><text:span text:style-name="T33">’</text:span></text:p>
            <text:p><text:span text:style-name="T36">◄</text:span></text:p>
          </table:table-cell>
          <table:table-cell table:style-name="ce25" office:value-type="string" calcext:value-type="string">
            <text:p>[ {</text:p>
            <text:p/>
            <text:p><text:span text:style-name="T36">▼</text:span></text:p>
          </table:table-cell>
          <table:table-cell table:style-name="ce25" office:value-type="string" calcext:value-type="string">
            <text:p>] }</text:p>
            <text:p/>
            <text:p><text:span text:style-name="T36">►</text:span></text:p>
            <text:p/>
            <text:p/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AltG/Pine</text:p>
            <text:p>Fn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mirrored" table:style-name="ta3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  <text:p/>
            <text:p><text:span text:style-name="T33">F11</text:span></text:p>
          </table:table-cell>
          <table:table-cell table:style-name="ce25" office:value-type="string" calcext:value-type="string">
            <text:p>1 !</text:p>
            <text:p><text:span text:style-name="T43">|</text:span> <text:span text:style-name="T33">¡</text:span></text:p>
            <text:p><text:span text:style-name="T43">F1</text:span></text:p>
          </table:table-cell>
          <table:table-cell table:style-name="ce25" office:value-type="string" calcext:value-type="string">
            <text:p>2 <text:span text:style-name="T35">@</text:span></text:p>
            <text:p><text:span text:style-name="T39">\</text:span></text:p>
            <text:p><text:span text:style-name="T39">F2</text:span></text:p>
          </table:table-cell>
          <table:table-cell table:style-name="ce25" office:value-type="string" calcext:value-type="string">
            <text:p>3 #</text:p>
            <text:p><text:span text:style-name="T43">£</text:span></text:p>
            <text:p><text:span text:style-name="T43">F3</text:span></text:p>
          </table:table-cell>
          <table:table-cell table:style-name="ce25" office:value-type="string" calcext:value-type="string">
            <text:p>4 $</text:p>
            <text:p><text:span text:style-name="T43">€</text:span></text:p>
            <text:p><text:span text:style-name="T43">F4</text:span></text:p>
          </table:table-cell>
          <table:table-cell table:style-name="ce25" office:value-type="string" calcext:value-type="string">
            <text:p>5 %</text:p>
            <text:p><text:span text:style-name="T43">~</text:span></text:p>
            <text:p><text:span text:style-name="T43">F5</text:span></text:p>
          </table:table-cell>
          <table:table-cell table:style-name="ce25" office:value-type="string" calcext:value-type="string">
            <text:p>6 ^</text:p>
            <text:p><text:span text:style-name="T43">`</text:span></text:p>
            <text:p><text:span text:style-name="T43">F6</text:span></text:p>
          </table:table-cell>
          <table:table-cell table:style-name="ce25" office:value-type="string" calcext:value-type="string">
            <text:p>7 &amp;</text:p>
            <text:p><text:span text:style-name="T43">-</text:span> <text:span text:style-name="T33">–</text:span></text:p>
            <text:p><text:span text:style-name="T43">F7</text:span></text:p>
          </table:table-cell>
          <table:table-cell table:style-name="ce25" office:value-type="string" calcext:value-type="string">
            <text:p>8 *</text:p>
            <text:p><text:span text:style-name="T43">=</text:span></text:p>
            <text:p><text:span text:style-name="T43">F8</text:span></text:p>
          </table:table-cell>
          <table:table-cell table:style-name="ce25" office:value-type="string" calcext:value-type="string">
            <text:p>9 (</text:p>
            <text:p><text:span text:style-name="T43">_</text:span></text:p>
            <text:p><text:span text:style-name="T43">F9</text:span></text:p>
          </table:table-cell>
          <table:table-cell table:style-name="ce25" office:value-type="string" calcext:value-type="string">
            <text:p>0 )</text:p>
            <text:p><text:span text:style-name="T43">+</text:span></text:p>
            <text:p><text:span text:style-name="T43">F10</text:span></text:p>
          </table:table-cell>
          <table:table-cell table:style-name="ce25" office:value-type="string" calcext:value-type="string">
            <text:p>Backsp</text:p>
            <text:p>Del</text:p>
            <text:p><text:span text:style-name="T33">F12</text:span></text:p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Cmpose</text:span>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W</text:p>
            <text:p><text:span text:style-name="T34">₩</text:span></text:p>
          </table:table-cell>
          <table:table-cell table:style-name="ce25" office:value-type="string" calcext:value-type="string">
            <text:p>E</text:p>
            <text:p><text:span text:style-name="T33">É</text:span></text:p>
          </table:table-cell>
          <table:table-cell table:style-name="ce25" office:value-type="string" calcext:value-type="string">
            <text:p>R</text:p>
            <text:p><text:span text:style-name="T33">®</text:span></text:p>
          </table:table-cell>
          <table:table-cell table:style-name="ce25" office:value-type="string" calcext:value-type="string">
            <text:p>T</text:p>
            <text:p><text:span text:style-name="T33">™</text:span></text:p>
          </table:table-cell>
          <table:table-cell table:style-name="ce25" office:value-type="string" calcext:value-type="string">
            <text:p>Y</text:p>
            <text:p><text:span text:style-name="T33">¥</text:span></text:p>
          </table:table-cell>
          <table:table-cell table:style-name="ce25" office:value-type="string" calcext:value-type="string">
            <text:p>U</text:p>
            <text:p><text:span text:style-name="T33">"</text:span></text:p>
            <text:p><text:span text:style-name="T37">Ü</text:span></text:p>
          </table:table-cell>
          <table:table-cell table:style-name="ce25" office:value-type="string" calcext:value-type="string">
            <text:p>I</text:p>
            <text:p><text:span text:style-name="T33">{</text:span></text:p>
            <text:p><text:span text:style-name="T33">ı</text:span></text:p>
            <text:p/>
          </table:table-cell>
          <table:table-cell table:style-name="ce25" office:value-type="string" calcext:value-type="string">
            <text:p>O</text:p>
            <text:p><text:span text:style-name="T33">}</text:span></text:p>
            <text:p><text:span text:style-name="T33">Ö</text:span></text:p>
          </table:table-cell>
          <table:table-cell table:style-name="ce25" office:value-type="string" calcext:value-type="string">
            <text:p>P</text:p>
            <text:p><text:span text:style-name="T37">PgUp</text:span></text:p>
            <text:p><text:span text:style-name="T37">₽</text:span></text:p>
          </table:table-cell>
          <table:table-cell table:style-name="ce25" office:value-type="string" calcext:value-type="string" table:number-columns-spanned="1" table:number-rows-spanned="2">
            <text:p>Enter</text:p>
            <text:p><text:span text:style-name="T33">Insert</text:span>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  <text:p><text:span text:style-name="T34">Ä</text:span></text:p>
          </table:table-cell>
          <table:table-cell table:style-name="ce25" office:value-type="string" calcext:value-type="string">
            <text:p>S</text:p>
            <text:p><text:span text:style-name="T34">ẞ</text:span></text:p>
          </table:table-cell>
          <table:table-cell table:style-name="ce25" office:value-type="string" calcext:value-type="string">
            <text:p>D</text:p>
            <text:p><text:span text:style-name="T34">° ð</text:span></text:p>
          </table:table-cell>
          <table:table-cell table:style-name="ce25" office:value-type="string" calcext:value-type="string">
            <text:p>F</text:p>
            <text:p><text:span text:style-name="T33">θ</text:span>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<text:span text:style-name="T38">J</text:span></text:p>
            <text:p><text:span text:style-name="T37">' "</text:span></text:p>
          </table:table-cell>
          <table:table-cell table:style-name="ce25" office:value-type="string" calcext:value-type="string">
            <text:p>K</text:p>
            <text:p><text:span text:style-name="T37">[ {</text:span></text:p>
          </table:table-cell>
          <table:table-cell table:style-name="ce25" office:value-type="string" calcext:value-type="string">
            <text:p>L</text:p>
            <text:p><text:span text:style-name="T37">] }</text:span></text:p>
            <text:p><text:span text:style-name="T37">Ł</text:span></text:p>
          </table:table-cell>
          <table:table-cell table:style-name="ce25" office:value-type="string" calcext:value-type="string">
            <text:p>; :</text:p>
            <text:p><text:span text:style-name="T37">PgDn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Z</text:p>
            <text:p><text:span text:style-name="T33">Ž</text:span></text:p>
          </table:table-cell>
          <table:table-cell table:style-name="ce25" office:value-type="string" calcext:value-type="string">
            <text:p>X</text:p>
            <text:p><text:span text:style-name="T33">×</text:span></text:p>
          </table:table-cell>
          <table:table-cell table:style-name="ce25" office:value-type="string" calcext:value-type="string">
            <text:p>C</text:p>
            <text:p><text:span text:style-name="T33">Č</text:span>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  <text:p><text:span text:style-name="T33">Ñ</text:span></text:p>
          </table:table-cell>
          <table:table-cell table:style-name="ce25" office:value-type="string" calcext:value-type="string">
            <text:p>M</text:p>
            <text:p><text:span text:style-name="T33">µ</text:span></text:p>
            <text:p/>
          </table:table-cell>
          <table:table-cell table:style-name="ce25" office:value-type="string" calcext:value-type="string">
            <text:p>, &lt;</text:p>
            <text:p><text:span text:style-name="T38">Home</text:span></text:p>
          </table:table-cell>
          <table:table-cell table:style-name="ce25" office:value-type="string" calcext:value-type="string">
            <text:p><text:span text:style-name="T38">. &gt;</text:span></text:p>
            <text:p><text:span text:style-name="T36">▲</text:span></text:p>
            <text:p><text:span text:style-name="T33">…</text:span></text:p>
          </table:table-cell>
          <table:table-cell table:style-name="ce25" office:value-type="string" calcext:value-type="string">
            <text:p><text:span text:style-name="T38">/ ?</text:span></text:p>
            <text:p><text:span text:style-name="T38">End</text:span></text:p>
            <text:p><text:span text:style-name="T33">¿</text:span>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RAlt</text:p>
          </table:table-cell>
          <table:table-cell table:style-name="ce25" office:value-type="string" calcext:value-type="string">
            <text:p><text:span text:style-name="T37">RFn</text:span></text:p>
            <text:p><text:span text:style-name="T36">◄</text:span></text:p>
          </table:table-cell>
          <table:table-cell table:style-name="ce25" office:value-type="string" calcext:value-type="string">
            <text:p><text:span text:style-name="T37">RCtrl</text:span></text:p>
            <text:p><text:span text:style-name="T36">▼</text:span></text:p>
          </table:table-cell>
          <table:table-cell table:style-name="ce25" office:value-type="string" calcext:value-type="string">
            <text:p><text:span text:style-name="T37">RShift</text:span></text:p>
            <text:p><text:span text:style-name="T36">►</text:span></text:p>
            <text:p/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Fn</text:p>
            <text:p>Fn+RAlt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mirrored-wasd" table:style-name="ta3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  <text:p/>
            <text:p><text:span text:style-name="T33">F11</text:span></text:p>
          </table:table-cell>
          <table:table-cell table:style-name="ce25" office:value-type="string" calcext:value-type="string">
            <text:p>1 !</text:p>
            <text:p><text:span text:style-name="T43">|</text:span> <text:span text:style-name="T33">¡</text:span></text:p>
            <text:p><text:span text:style-name="T43">F1</text:span></text:p>
          </table:table-cell>
          <table:table-cell table:style-name="ce25" office:value-type="string" calcext:value-type="string">
            <text:p>2 <text:span text:style-name="T35">@</text:span></text:p>
            <text:p><text:span text:style-name="T39">\</text:span></text:p>
            <text:p><text:span text:style-name="T39">F2</text:span></text:p>
          </table:table-cell>
          <table:table-cell table:style-name="ce25" office:value-type="string" calcext:value-type="string">
            <text:p>3 #</text:p>
            <text:p><text:span text:style-name="T43">£</text:span></text:p>
            <text:p><text:span text:style-name="T43">F3</text:span></text:p>
          </table:table-cell>
          <table:table-cell table:style-name="ce25" office:value-type="string" calcext:value-type="string">
            <text:p>4 $</text:p>
            <text:p><text:span text:style-name="T43">€</text:span></text:p>
            <text:p><text:span text:style-name="T43">F4</text:span></text:p>
          </table:table-cell>
          <table:table-cell table:style-name="ce25" office:value-type="string" calcext:value-type="string">
            <text:p>5 %</text:p>
            <text:p><text:span text:style-name="T43">~</text:span></text:p>
            <text:p><text:span text:style-name="T43">F5</text:span></text:p>
          </table:table-cell>
          <table:table-cell table:style-name="ce25" office:value-type="string" calcext:value-type="string">
            <text:p>6 ^</text:p>
            <text:p><text:span text:style-name="T43">`</text:span></text:p>
            <text:p><text:span text:style-name="T43">F6</text:span></text:p>
          </table:table-cell>
          <table:table-cell table:style-name="ce25" office:value-type="string" calcext:value-type="string">
            <text:p>7 &amp;</text:p>
            <text:p><text:span text:style-name="T43">-</text:span> <text:span text:style-name="T33">–</text:span></text:p>
            <text:p><text:span text:style-name="T43">F7</text:span></text:p>
          </table:table-cell>
          <table:table-cell table:style-name="ce25" office:value-type="string" calcext:value-type="string">
            <text:p>8 *</text:p>
            <text:p><text:span text:style-name="T43">=</text:span></text:p>
            <text:p><text:span text:style-name="T43">F8</text:span></text:p>
          </table:table-cell>
          <table:table-cell table:style-name="ce25" office:value-type="string" calcext:value-type="string">
            <text:p>9 (</text:p>
            <text:p><text:span text:style-name="T43">_</text:span></text:p>
            <text:p><text:span text:style-name="T43">F9</text:span></text:p>
          </table:table-cell>
          <table:table-cell table:style-name="ce25" office:value-type="string" calcext:value-type="string">
            <text:p>0 )</text:p>
            <text:p><text:span text:style-name="T43">+</text:span></text:p>
            <text:p><text:span text:style-name="T43">F10</text:span></text:p>
          </table:table-cell>
          <table:table-cell table:style-name="ce25" office:value-type="string" calcext:value-type="string">
            <text:p>Backsp</text:p>
            <text:p>Del</text:p>
            <text:p><text:span text:style-name="T33">F12</text:span></text:p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Cmpose</text:span></text:p>
          </table:table-cell>
          <table:table-cell table:style-name="ce25" office:value-type="string" calcext:value-type="string">
            <text:p>Q</text:p>
            <text:p><text:span text:style-name="T33">Home</text:span></text:p>
          </table:table-cell>
          <table:table-cell table:style-name="ce25" office:value-type="string" calcext:value-type="string">
            <text:p>W</text:p>
            <text:p><text:span text:style-name="T34">▲</text:span></text:p>
            <text:p><text:span text:style-name="T34">₩</text:span></text:p>
          </table:table-cell>
          <table:table-cell table:style-name="ce25" office:value-type="string" calcext:value-type="string">
            <text:p>E</text:p>
            <text:p><text:span text:style-name="T33">End</text:span></text:p>
            <text:p><text:span text:style-name="T33">É</text:span></text:p>
          </table:table-cell>
          <table:table-cell table:style-name="ce25" office:value-type="string" calcext:value-type="string">
            <text:p>R</text:p>
            <text:p><text:span text:style-name="T33">PgUp</text:span></text:p>
            <text:p><text:span text:style-name="T33">®</text:span></text:p>
          </table:table-cell>
          <table:table-cell table:style-name="ce25" office:value-type="string" calcext:value-type="string">
            <text:p>T</text:p>
            <text:p><text:span text:style-name="T33">™</text:span></text:p>
          </table:table-cell>
          <table:table-cell table:style-name="ce25" office:value-type="string" calcext:value-type="string">
            <text:p>Y</text:p>
            <text:p><text:span text:style-name="T33">¥</text:span></text:p>
          </table:table-cell>
          <table:table-cell table:style-name="ce25" office:value-type="string" calcext:value-type="string">
            <text:p>U</text:p>
            <text:p><text:span text:style-name="T33">Ü</text:span></text:p>
          </table:table-cell>
          <table:table-cell table:style-name="ce25" office:value-type="string" calcext:value-type="string">
            <text:p><text:span text:style-name="T38">I</text:span></text:p>
            <text:p><text:span text:style-name="T37">ı</text:span></text:p>
          </table:table-cell>
          <table:table-cell table:style-name="ce25" office:value-type="string" calcext:value-type="string">
            <text:p>O</text:p>
            <text:p><text:span text:style-name="T33">Ö</text:span></text:p>
          </table:table-cell>
          <table:table-cell table:style-name="ce25" office:value-type="string" calcext:value-type="string">
            <text:p>P</text:p>
            <text:p><text:span text:style-name="T33">₽</text:span></text:p>
          </table:table-cell>
          <table:table-cell table:style-name="ce25" office:value-type="string" calcext:value-type="string" table:number-columns-spanned="1" table:number-rows-spanned="2">
            <text:p>Enter</text:p>
            <text:p><text:span text:style-name="T33">Insert</text:span>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  <text:p><text:span text:style-name="T34">◄</text:span></text:p>
            <text:p><text:span text:style-name="T34">Ä</text:span></text:p>
          </table:table-cell>
          <table:table-cell table:style-name="ce25" office:value-type="string" calcext:value-type="string">
            <text:p>S</text:p>
            <text:p><text:span text:style-name="T34">▼</text:span></text:p>
            <text:p><text:span text:style-name="T34">ẞ</text:span></text:p>
          </table:table-cell>
          <table:table-cell table:style-name="ce25" office:value-type="string" calcext:value-type="string">
            <text:p>D</text:p>
            <text:p><text:span text:style-name="T34">►</text:span></text:p>
            <text:p><text:span text:style-name="T34">° ð</text:span></text:p>
          </table:table-cell>
          <table:table-cell table:style-name="ce25" office:value-type="string" calcext:value-type="string">
            <text:p>F</text:p>
            <text:p><text:span text:style-name="T33">PgDn</text:span></text:p>
            <text:p><text:span text:style-name="T33">θ</text:span>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  <text:p><text:span text:style-name="T37">{</text:span></text:p>
          </table:table-cell>
          <table:table-cell table:style-name="ce25" office:value-type="string" calcext:value-type="string">
            <text:p>L</text:p>
            <text:p><text:span text:style-name="T37">}</text:span></text:p>
            <text:p><text:span text:style-name="T37">Ł</text:span></text:p>
          </table:table-cell>
          <table:table-cell table:style-name="ce25" office:value-type="string" calcext:value-type="string">
            <text:p>; :</text:p>
            <text:p><text:span text:style-name="T37">"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Z</text:p>
            <text:p><text:span text:style-name="T33">Ž</text:span></text:p>
          </table:table-cell>
          <table:table-cell table:style-name="ce25" office:value-type="string" calcext:value-type="string">
            <text:p>X</text:p>
            <text:p><text:span text:style-name="T33">×</text:span></text:p>
          </table:table-cell>
          <table:table-cell table:style-name="ce25" office:value-type="string" calcext:value-type="string">
            <text:p>C</text:p>
            <text:p><text:span text:style-name="T33">Č</text:span>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  <text:p><text:span text:style-name="T33">Ñ</text:span></text:p>
          </table:table-cell>
          <table:table-cell table:style-name="ce25" office:value-type="string" calcext:value-type="string">
            <text:p>M</text:p>
            <text:p><text:span text:style-name="T33">µ</text:span></text:p>
            <text:p/>
          </table:table-cell>
          <table:table-cell table:style-name="ce25" office:value-type="string" calcext:value-type="string">
            <text:p>, &lt;</text:p>
            <text:p><text:span text:style-name="T33">[ {</text:span></text:p>
          </table:table-cell>
          <table:table-cell table:style-name="ce25" office:value-type="string" calcext:value-type="string">
            <text:p>. &gt;</text:p>
            <text:p><text:span text:style-name="T33">] }</text:span></text:p>
            <text:p><text:span text:style-name="T33">…</text:span></text:p>
          </table:table-cell>
          <table:table-cell table:style-name="ce25" office:value-type="string" calcext:value-type="string">
            <text:p>/ ?</text:p>
            <text:p><text:span text:style-name="T33">' "</text:span></text:p>
            <text:p><text:span text:style-name="T33">¿ ’</text:span>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RAlt</text:p>
            <text:p/>
          </table:table-cell>
          <table:table-cell table:style-name="ce33" office:value-type="string" calcext:value-type="string">
            <text:p>RFn</text:p>
          </table:table-cell>
          <table:table-cell table:style-name="ce25" office:value-type="string" calcext:value-type="string">
            <text:p><text:span text:style-name="T33">RCtrl</text:span></text:p>
            <text:p/>
          </table:table-cell>
          <table:table-cell table:style-name="ce25" office:value-type="string" calcext:value-type="string">
            <text:p><text:span text:style-name="T33">RShift</text:span></text:p>
            <text:p/>
            <text:p/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Fn</text:p>
            <text:p>Fn+RFn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de-mirrored" table:style-name="ta3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  <text:p/>
            <text:p><text:span text:style-name="T33">F11</text:span></text:p>
          </table:table-cell>
          <table:table-cell table:style-name="ce25" office:value-type="string" calcext:value-type="string">
            <text:p>1 !</text:p>
            <text:p>| <text:span text:style-name="T33">¡</text:span></text:p>
            <text:p>F1</text:p>
          </table:table-cell>
          <table:table-cell table:style-name="ce25" office:value-type="string" calcext:value-type="string">
            <text:p><text:span text:style-name="T47">2 </text:span><text:span text:style-name="T48">"</text:span></text:p>
            <text:p><text:span text:style-name="T49">\ </text:span><text:span text:style-name="T50">²</text:span></text:p>
            <text:p><text:span text:style-name="T35">F2</text:span></text:p>
          </table:table-cell>
          <table:table-cell table:style-name="ce25" office:value-type="string" calcext:value-type="string">
            <text:p>3 <text:span text:style-name="T42">§</text:span></text:p>
            <text:p>£ <text:span text:style-name="T42">³</text:span></text:p>
            <text:p>F3</text:p>
          </table:table-cell>
          <table:table-cell table:style-name="ce25" office:value-type="string" calcext:value-type="string">
            <text:p>4 $</text:p>
            <text:p><text:span text:style-name="T33">*</text:span></text:p>
            <text:p>F4</text:p>
          </table:table-cell>
          <table:table-cell table:style-name="ce25" office:value-type="string" calcext:value-type="string">
            <text:p>5 %</text:p>
            <text:p>~ <text:span text:style-name="T51">^</text:span></text:p>
            <text:p>F5</text:p>
          </table:table-cell>
          <table:table-cell table:style-name="ce25" office:value-type="string" calcext:value-type="string">
            <text:p>6 <text:span text:style-name="T42">&amp;</text:span></text:p>
            <text:p><text:span text:style-name="T51">` ´</text:span></text:p>
            <text:p>F6</text:p>
          </table:table-cell>
          <table:table-cell table:style-name="ce25" office:value-type="string" calcext:value-type="string">
            <text:p>7 <text:span text:style-name="T42">/</text:span></text:p>
            <text:p><text:span text:style-name="T42">{</text:span></text:p>
            <text:p>F7</text:p>
          </table:table-cell>
          <table:table-cell table:style-name="ce25" office:value-type="string" calcext:value-type="string">
            <text:p>8 <text:span text:style-name="T42">(</text:span></text:p>
            <text:p><text:span text:style-name="T42">[</text:span></text:p>
            <text:p>F8</text:p>
          </table:table-cell>
          <table:table-cell table:style-name="ce25" office:value-type="string" calcext:value-type="string">
            <text:p>9<text:span text:style-name="T42"> )</text:span></text:p>
            <text:p><text:span text:style-name="T42">]</text:span></text:p>
            <text:p>F9</text:p>
          </table:table-cell>
          <table:table-cell table:style-name="ce25" office:value-type="string" calcext:value-type="string">
            <text:p>0 <text:span text:style-name="T42">=</text:span></text:p>
            <text:p><text:span text:style-name="T42">}</text:span><text:span text:style-name="T43"> </text:span><text:span text:style-name="T33">?</text:span></text:p>
            <text:p>F10</text:p>
          </table:table-cell>
          <table:table-cell table:style-name="ce25" office:value-type="string" calcext:value-type="string">
            <text:p>Backsp</text:p>
            <text:p><text:span text:style-name="T38">Del</text:span></text:p>
            <text:p><text:span text:style-name="T37">F12</text:span></text:p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Cmpose</text:span></text:p>
          </table:table-cell>
          <table:table-cell table:style-name="ce25" office:value-type="string" calcext:value-type="string">
            <text:p>Q</text:p>
            <text:p><text:span text:style-name="T42">@</text:span></text:p>
          </table:table-cell>
          <table:table-cell table:style-name="ce25" office:value-type="string" calcext:value-type="string">
            <text:p>W</text:p>
            <text:p><text:span text:style-name="T33">₩</text:span></text:p>
          </table:table-cell>
          <table:table-cell table:style-name="ce25" office:value-type="string" calcext:value-type="string">
            <text:p>E</text:p>
            <text:p><text:span text:style-name="T42">€</text:span></text:p>
            <text:p><text:span text:style-name="T33">É</text:span></text:p>
          </table:table-cell>
          <table:table-cell table:style-name="ce25" office:value-type="string" calcext:value-type="string">
            <text:p>R</text:p>
            <text:p><text:span text:style-name="T33">®</text:span></text:p>
          </table:table-cell>
          <table:table-cell table:style-name="ce25" office:value-type="string" calcext:value-type="string">
            <text:p>T</text:p>
            <text:p><text:span text:style-name="T33">™</text:span></text:p>
          </table:table-cell>
          <table:table-cell table:style-name="ce25" office:value-type="string" calcext:value-type="string">
            <text:p><text:span text:style-name="T46">Z</text:span></text:p>
            <text:p><text:span text:style-name="T37">Ž</text:span></text:p>
            <text:p/>
          </table:table-cell>
          <table:table-cell table:style-name="ce25" office:value-type="string" calcext:value-type="string">
            <text:p>U</text:p>
            <text:p><text:span text:style-name="T33">Ü</text:span></text:p>
          </table:table-cell>
          <table:table-cell table:style-name="ce25" office:value-type="string" calcext:value-type="string">
            <text:p><text:span text:style-name="T38">I</text:span></text:p>
            <text:p><text:span text:style-name="T37">ı</text:span></text:p>
            <text:p/>
          </table:table-cell>
          <table:table-cell table:style-name="ce25" office:value-type="string" calcext:value-type="string">
            <text:p>O</text:p>
            <text:p><text:span text:style-name="T33">Ö</text:span></text:p>
          </table:table-cell>
          <table:table-cell table:style-name="ce25" office:value-type="string" calcext:value-type="string">
            <text:p><text:span text:style-name="T38">P</text:span></text:p>
            <text:p><text:span text:style-name="T37">PgUp</text:span></text:p>
            <text:p><text:span text:style-name="T37">₽</text:span></text:p>
            <text:p/>
          </table:table-cell>
          <table:table-cell table:style-name="ce25" office:value-type="string" calcext:value-type="string" table:number-columns-spanned="1" table:number-rows-spanned="2">
            <text:p><text:span text:style-name="T38">Enter</text:span></text:p>
            <text:p><text:span text:style-name="T37">Insert</text:span>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<text:span text:style-name="T38">A</text:span></text:p>
            <text:p><text:span text:style-name="T37">Ä</text:span></text:p>
          </table:table-cell>
          <table:table-cell table:style-name="ce25" office:value-type="string" calcext:value-type="string">
            <text:p><text:span text:style-name="T38">S</text:span></text:p>
            <text:p><text:span text:style-name="T37">ẞ</text:span></text:p>
          </table:table-cell>
          <table:table-cell table:style-name="ce25" office:value-type="string" calcext:value-type="string">
            <text:p>D</text:p>
            <text:p><text:span text:style-name="T34">° ð</text:span></text:p>
          </table:table-cell>
          <table:table-cell table:style-name="ce25" office:value-type="string" calcext:value-type="string">
            <text:p>F</text:p>
            <text:p><text:span text:style-name="T33">θ</text:span>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<text:span text:style-name="T38">K</text:span></text:p>
            <text:p><text:span text:style-name="T37">&lt;</text:span></text:p>
          </table:table-cell>
          <table:table-cell table:style-name="ce25" office:value-type="string" calcext:value-type="string">
            <text:p><text:span text:style-name="T38">L</text:span></text:p>
            <text:p><text:span text:style-name="T37">&gt;</text:span></text:p>
            <text:p><text:span text:style-name="T37">Ł</text:span></text:p>
          </table:table-cell>
          <table:table-cell table:style-name="ce25" office:value-type="string" calcext:value-type="string">
            <text:p><text:span text:style-name="T46"># '</text:span></text:p>
            <text:p><text:span text:style-name="T37">PgDn</text:span></text:p>
            <text:p><text:span text:style-name="T37">’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<text:span text:style-name="T42">Y</text:span></text:p>
            <text:p><text:span text:style-name="T33">¥</text:span></text:p>
          </table:table-cell>
          <table:table-cell table:style-name="ce25" office:value-type="string" calcext:value-type="string">
            <text:p>X</text:p>
            <text:p><text:span text:style-name="T33">×</text:span></text:p>
          </table:table-cell>
          <table:table-cell table:style-name="ce25" office:value-type="string" calcext:value-type="string">
            <text:p>C</text:p>
            <text:p><text:span text:style-name="T33">Č</text:span>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  <text:p><text:span text:style-name="T33">Ñ</text:span></text:p>
          </table:table-cell>
          <table:table-cell table:style-name="ce25" office:value-type="string" calcext:value-type="string">
            <text:p>M</text:p>
            <text:p><text:span text:style-name="T33">µ</text:span></text:p>
            <text:p/>
          </table:table-cell>
          <table:table-cell table:style-name="ce25" office:value-type="string" calcext:value-type="string">
            <text:p><text:span text:style-name="T47">, </text:span><text:span text:style-name="T48">;</text:span></text:p>
            <text:p><text:span text:style-name="T38">Home</text:span></text:p>
          </table:table-cell>
          <table:table-cell table:style-name="ce25" office:value-type="string" calcext:value-type="string">
            <text:p><text:span text:style-name="T47">. </text:span><text:span text:style-name="T48">:</text:span></text:p>
            <text:p><text:span text:style-name="T36">▲</text:span></text:p>
            <text:p><text:span text:style-name="T33">…</text:span></text:p>
            <text:p/>
          </table:table-cell>
          <table:table-cell table:style-name="ce25" office:value-type="string" calcext:value-type="string">
            <text:p><text:span text:style-name="T46">- _</text:span></text:p>
            <text:p><text:span text:style-name="T38">End</text:span></text:p>
            <text:p><text:span text:style-name="T33">+ –</text:span></text:p>
          </table:table-cell>
          <table:table-cell table:style-name="ce28" table:number-columns-repeated="2"/>
          <table:table-cell table:style-name="ce31"/>
          <table:table-cell table:number-columns-repeated="1009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RAlt</text:p>
            <text:p/>
          </table:table-cell>
          <table:table-cell table:style-name="ce25" office:value-type="string" calcext:value-type="string">
            <text:p><text:span text:style-name="T37">RFn</text:span></text:p>
            <text:p><text:span text:style-name="T36">◄</text:span></text:p>
          </table:table-cell>
          <table:table-cell table:style-name="ce25" office:value-type="string" calcext:value-type="string">
            <text:p><text:span text:style-name="T37">RCtrl</text:span></text:p>
            <text:p><text:span text:style-name="T36">▼</text:span></text:p>
          </table:table-cell>
          <table:table-cell table:style-name="ce25" office:value-type="string" calcext:value-type="string">
            <text:p><text:span text:style-name="T37">RShift</text:span></text:p>
            <text:p><text:span text:style-name="T36">►</text:span></text:p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Fn</text:p>
            <text:p>Fn+RAlt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de-mirrored-wasd" table:style-name="ta3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Esc</text:p>
            <text:p/>
            <text:p><text:span text:style-name="T33">F11</text:span></text:p>
          </table:table-cell>
          <table:table-cell table:style-name="ce25" office:value-type="string" calcext:value-type="string">
            <text:p>1 !</text:p>
            <text:p>| <text:span text:style-name="T33">¡</text:span></text:p>
            <text:p>F1</text:p>
          </table:table-cell>
          <table:table-cell table:style-name="ce25" office:value-type="string" calcext:value-type="string">
            <text:p><text:span text:style-name="T47">2 </text:span><text:span text:style-name="T48">"</text:span></text:p>
            <text:p><text:span text:style-name="T49">\ </text:span><text:span text:style-name="T50">²</text:span></text:p>
            <text:p><text:span text:style-name="T35">F2</text:span></text:p>
          </table:table-cell>
          <table:table-cell table:style-name="ce25" office:value-type="string" calcext:value-type="string">
            <text:p>3 <text:span text:style-name="T42">§</text:span></text:p>
            <text:p>£ <text:span text:style-name="T42">³</text:span></text:p>
            <text:p>F3</text:p>
          </table:table-cell>
          <table:table-cell table:style-name="ce25" office:value-type="string" calcext:value-type="string">
            <text:p>4 $</text:p>
            <text:p><text:span text:style-name="T33">*</text:span></text:p>
            <text:p>F4</text:p>
          </table:table-cell>
          <table:table-cell table:style-name="ce25" office:value-type="string" calcext:value-type="string">
            <text:p>5 %</text:p>
            <text:p>~ <text:span text:style-name="T51">^</text:span></text:p>
            <text:p>F5</text:p>
          </table:table-cell>
          <table:table-cell table:style-name="ce25" office:value-type="string" calcext:value-type="string">
            <text:p>6 <text:span text:style-name="T42">&amp;</text:span></text:p>
            <text:p><text:span text:style-name="T51">` ´</text:span></text:p>
            <text:p>F6</text:p>
          </table:table-cell>
          <table:table-cell table:style-name="ce25" office:value-type="string" calcext:value-type="string">
            <text:p>7 <text:span text:style-name="T42">/</text:span></text:p>
            <text:p><text:span text:style-name="T42">{</text:span></text:p>
            <text:p>F7</text:p>
          </table:table-cell>
          <table:table-cell table:style-name="ce25" office:value-type="string" calcext:value-type="string">
            <text:p>8 <text:span text:style-name="T42">(</text:span></text:p>
            <text:p><text:span text:style-name="T42">[</text:span></text:p>
            <text:p>F8</text:p>
          </table:table-cell>
          <table:table-cell table:style-name="ce25" office:value-type="string" calcext:value-type="string">
            <text:p>9<text:span text:style-name="T42"> )</text:span></text:p>
            <text:p><text:span text:style-name="T42">]</text:span></text:p>
            <text:p>F9</text:p>
          </table:table-cell>
          <table:table-cell table:style-name="ce25" office:value-type="string" calcext:value-type="string">
            <text:p>0 <text:span text:style-name="T42">=</text:span></text:p>
            <text:p><text:span text:style-name="T42">}</text:span><text:span text:style-name="T43"> </text:span><text:span text:style-name="T33">?</text:span></text:p>
            <text:p>F10</text:p>
          </table:table-cell>
          <table:table-cell table:style-name="ce25" office:value-type="string" calcext:value-type="string">
            <text:p>Backsp</text:p>
            <text:p><text:span text:style-name="T38">Del</text:span></text:p>
            <text:p><text:span text:style-name="T37">F12</text:span></text:p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Cmpose</text:span></text:p>
          </table:table-cell>
          <table:table-cell table:style-name="ce25" office:value-type="string" calcext:value-type="string">
            <text:p>Q</text:p>
            <text:p><text:span text:style-name="T33">Home</text:span></text:p>
          </table:table-cell>
          <table:table-cell table:style-name="ce25" office:value-type="string" calcext:value-type="string">
            <text:p>W</text:p>
            <text:p><text:span text:style-name="T34">▲</text:span></text:p>
            <text:p><text:span text:style-name="T34">₩</text:span></text:p>
          </table:table-cell>
          <table:table-cell table:style-name="ce25" office:value-type="string" calcext:value-type="string">
            <text:p>E</text:p>
            <text:p><text:span text:style-name="T33">End</text:span></text:p>
            <text:p><text:span text:style-name="T33">É</text:span></text:p>
          </table:table-cell>
          <table:table-cell table:style-name="ce25" office:value-type="string" calcext:value-type="string">
            <text:p>R</text:p>
            <text:p><text:span text:style-name="T33">PgUp</text:span></text:p>
            <text:p><text:span text:style-name="T33">®</text:span></text:p>
          </table:table-cell>
          <table:table-cell table:style-name="ce25" office:value-type="string" calcext:value-type="string">
            <text:p>T</text:p>
            <text:p><text:span text:style-name="T33">™</text:span></text:p>
          </table:table-cell>
          <table:table-cell table:style-name="ce25" office:value-type="string" calcext:value-type="string">
            <text:p><text:span text:style-name="T42">Z</text:span></text:p>
            <text:p><text:span text:style-name="T37">Ž</text:span></text:p>
          </table:table-cell>
          <table:table-cell table:style-name="ce25" office:value-type="string" calcext:value-type="string">
            <text:p>U</text:p>
            <text:p><text:span text:style-name="T33">Ü</text:span></text:p>
          </table:table-cell>
          <table:table-cell table:style-name="ce25" office:value-type="string" calcext:value-type="string">
            <text:p>I</text:p>
            <text:p><text:span text:style-name="T37">Ä</text:span></text:p>
            <text:p><text:span text:style-name="T37">ı</text:span></text:p>
          </table:table-cell>
          <table:table-cell table:style-name="ce25" office:value-type="string" calcext:value-type="string">
            <text:p>O</text:p>
            <text:p><text:span text:style-name="T33">Ö</text:span></text:p>
          </table:table-cell>
          <table:table-cell table:style-name="ce25" office:value-type="string" calcext:value-type="string">
            <text:p>P</text:p>
            <text:p><text:span text:style-name="T33">ẞ</text:span></text:p>
            <text:p><text:span text:style-name="T33">₽</text:span></text:p>
          </table:table-cell>
          <table:table-cell table:style-name="ce25" office:value-type="string" calcext:value-type="string" table:number-columns-spanned="1" table:number-rows-spanned="2">
            <text:p><text:span text:style-name="T38">Enter</text:span></text:p>
            <text:p><text:span text:style-name="T37">Insert</text:span>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  <text:p><text:span text:style-name="T34">◄</text:span></text:p>
          </table:table-cell>
          <table:table-cell table:style-name="ce25" office:value-type="string" calcext:value-type="string">
            <text:p>S</text:p>
            <text:p><text:span text:style-name="T34">▼</text:span></text:p>
          </table:table-cell>
          <table:table-cell table:style-name="ce25" office:value-type="string" calcext:value-type="string">
            <text:p>D</text:p>
            <text:p><text:span text:style-name="T34">►</text:span></text:p>
            <text:p><text:span text:style-name="T34">° ð</text:span></text:p>
          </table:table-cell>
          <table:table-cell table:style-name="ce25" office:value-type="string" calcext:value-type="string">
            <text:p>F</text:p>
            <text:p><text:span text:style-name="T37">PgDn</text:span></text:p>
            <text:p><text:span text:style-name="T37">θ</text:span>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  <text:p><text:span text:style-name="T33">@</text:span></text:p>
          </table:table-cell>
          <table:table-cell table:style-name="ce25" office:value-type="string" calcext:value-type="string">
            <text:p>K</text:p>
            <text:p><text:span text:style-name="T33">€</text:span></text:p>
          </table:table-cell>
          <table:table-cell table:style-name="ce25" office:value-type="string" calcext:value-type="string">
            <text:p>L</text:p>
            <text:p><text:span text:style-name="T37">Ł</text:span></text:p>
          </table:table-cell>
          <table:table-cell table:style-name="ce25" office:value-type="string" calcext:value-type="string">
            <text:p><text:span text:style-name="T42"># '</text:span></text:p>
            <text:p><text:span text:style-name="T37">’</text:span>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<text:span text:style-name="T42">Y</text:span></text:p>
            <text:p><text:span text:style-name="T33">¥</text:span></text:p>
          </table:table-cell>
          <table:table-cell table:style-name="ce25" office:value-type="string" calcext:value-type="string">
            <text:p>X</text:p>
            <text:p><text:span text:style-name="T33">×</text:span></text:p>
          </table:table-cell>
          <table:table-cell table:style-name="ce25" office:value-type="string" calcext:value-type="string">
            <text:p>C</text:p>
            <text:p><text:span text:style-name="T33">Č</text:span>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  <text:p><text:span text:style-name="T33">Ñ</text:span></text:p>
          </table:table-cell>
          <table:table-cell table:style-name="ce25" office:value-type="string" calcext:value-type="string">
            <text:p>M</text:p>
            <text:p><text:span text:style-name="T33">µ</text:span></text:p>
            <text:p/>
          </table:table-cell>
          <table:table-cell table:style-name="ce25" office:value-type="string" calcext:value-type="string">
            <text:p>, <text:span text:style-name="T42">;</text:span></text:p>
            <text:p><text:span text:style-name="T43">&lt;</text:span></text:p>
          </table:table-cell>
          <table:table-cell table:style-name="ce25" office:value-type="string" calcext:value-type="string">
            <text:p>. <text:span text:style-name="T42">:</text:span></text:p>
            <text:p><text:span text:style-name="T43">&gt;</text:span> <text:span text:style-name="T33">…</text:span></text:p>
            <text:p/>
          </table:table-cell>
          <table:table-cell table:style-name="ce25" office:value-type="string" calcext:value-type="string">
            <text:p><text:span text:style-name="T42">- _</text:span></text:p>
            <text:p><text:span text:style-name="T33">+ –</text:span>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RAlt</text:p>
            <text:p/>
          </table:table-cell>
          <table:table-cell table:style-name="ce33" office:value-type="string" calcext:value-type="string">
            <text:p>RFn</text:p>
          </table:table-cell>
          <table:table-cell table:style-name="ce33" office:value-type="string" calcext:value-type="string">
            <text:p>RCtrl</text:p>
          </table:table-cell>
          <table:table-cell table:style-name="ce33" office:value-type="string" calcext:value-type="string">
            <text:p>RShift</text:p>
          </table:table-cell>
          <table:table-cell table:style-name="ce28"/>
          <table:table-cell table:number-columns-repeated="2"/>
          <table:table-cell table:style-name="ce31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Fn</text:p>
            <text:p>Fn+RFn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(pp-driver) phalio " table:style-name="ta3">
        <table:table-column table:style-name="co1" table:number-columns-repeated="1024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<text:span text:style-name="T42">0 ?</text:span></text:p>
            <text:p><text:span text:style-name="T52">´</text:span> <text:span text:style-name="T42">¿</text:span></text:p>
            <text:p><text:span text:style-name="T33">F10</text:span></text:p>
          </table:table-cell>
          <table:table-cell table:style-name="ce25" office:value-type="string" calcext:value-type="string">
            <text:p>1 !</text:p>
            <text:p><text:span text:style-name="T42">` ¡</text:span></text:p>
            <text:p><text:span text:style-name="T43">F1</text:span></text:p>
          </table:table-cell>
          <table:table-cell table:style-name="ce25" office:value-type="string" calcext:value-type="string">
            <text:p>2 <text:span text:style-name="T46">"</text:span></text:p>
            <text:p><text:span text:style-name="T46">″ ‚</text:span></text:p>
            <text:p><text:span text:style-name="T39">F2</text:span></text:p>
          </table:table-cell>
          <table:table-cell table:style-name="ce25" office:value-type="string" calcext:value-type="string">
            <text:p>3 <text:span text:style-name="T42">'</text:span></text:p>
            <text:p><text:span text:style-name="T42">′ ‘</text:span></text:p>
            <text:p><text:span text:style-name="T43">F3</text:span></text:p>
          </table:table-cell>
          <table:table-cell table:style-name="ce25" office:value-type="string" calcext:value-type="string">
            <text:p>4<text:span text:style-name="T42"> ’</text:span></text:p>
            <text:p><text:span text:style-name="T42">^</text:span> <text:span text:style-name="T52">¯</text:span></text:p>
            <text:p><text:span text:style-name="T43">F4</text:span></text:p>
          </table:table-cell>
          <table:table-cell table:style-name="ce25" office:value-type="string" calcext:value-type="string">
            <text:p>5 <text:span text:style-name="T42">“</text:span></text:p>
            <text:p><text:span text:style-name="T42">„ ‘</text:span></text:p>
            <text:p><text:span text:style-name="T43">F5</text:span></text:p>
          </table:table-cell>
          <table:table-cell table:style-name="ce25" office:value-type="string" calcext:value-type="string">
            <text:p>6 <text:span text:style-name="T42">”</text:span></text:p>
            <text:p><text:span text:style-name="T42">“ ’</text:span></text:p>
            <text:p><text:span text:style-name="T43">F6</text:span></text:p>
          </table:table-cell>
          <table:table-cell table:style-name="ce25" office:value-type="string" calcext:value-type="string">
            <text:p>7 <text:span text:style-name="T42">%</text:span></text:p>
            <text:p><text:span text:style-name="T42">~</text:span> <text:span text:style-name="T33">⌀</text:span></text:p>
            <text:p><text:span text:style-name="T43">F7</text:span></text:p>
          </table:table-cell>
          <table:table-cell table:style-name="ce25" office:value-type="string" calcext:value-type="string">
            <text:p>8 <text:span text:style-name="T42">#</text:span></text:p>
            <text:p><text:span text:style-name="T42">± ⋅</text:span></text:p>
            <text:p><text:span text:style-name="T43">F8</text:span></text:p>
          </table:table-cell>
          <table:table-cell table:style-name="ce25" office:value-type="string" calcext:value-type="string">
            <text:p>9 <text:span text:style-name="T42">*</text:span></text:p>
            <text:p><text:span text:style-name="T42">− √</text:span></text:p>
            <text:p><text:span text:style-name="T43">F9</text:span></text:p>
          </table:table-cell>
          <table:table-cell table:style-name="ce25" office:value-type="string" calcext:value-type="string">
            <text:p><text:span text:style-name="T42">+ =</text:span></text:p>
            <text:p><text:span text:style-name="T42">≠ ≈</text:span></text:p>
            <text:p><text:span text:style-name="T33">F11</text:span></text:p>
          </table:table-cell>
          <table:table-cell table:style-name="ce25" office:value-type="string" calcext:value-type="string">
            <text:p>Backsp</text:p>
            <text:p>Del</text:p>
            <text:p><text:span text:style-name="T33">F12</text:span></text:p>
          </table:table-cell>
          <table:table-cell table:style-name="ce28"/>
          <table:table-cell table:style-name="ce30"/>
          <table:table-cell table:style-name="ce26"/>
          <table:table-cell table:style-name="ce32" table:number-columns-repeated="2"/>
          <table:table-cell table:number-columns-repeated="1006"/>
        </table:table-row>
        <table:table-row table:style-name="ro1">
          <table:table-cell/>
          <table:table-cell table:style-name="ce25" office:value-type="string" calcext:value-type="string">
            <text:p>Tab</text:p>
            <text:p><text:span text:style-name="T33">Esc</text:span></text:p>
            <text:p><text:span text:style-name="T33">Cmpose</text:span></text:p>
          </table:table-cell>
          <table:table-cell table:style-name="ce25" office:value-type="string" calcext:value-type="string">
            <text:p>Q</text:p>
            <text:p><text:span text:style-name="T42">Home</text:span></text:p>
          </table:table-cell>
          <table:table-cell table:style-name="ce25" office:value-type="string" calcext:value-type="string">
            <text:p>W</text:p>
            <text:p><text:span text:style-name="T53">▲</text:span></text:p>
            <text:p><text:span text:style-name="T54">₩</text:span></text:p>
          </table:table-cell>
          <table:table-cell table:style-name="ce25" office:value-type="string" calcext:value-type="string">
            <text:p>E</text:p>
            <text:p><text:span text:style-name="T42">End</text:span></text:p>
            <text:p><text:span text:style-name="T33">É</text:span></text:p>
          </table:table-cell>
          <table:table-cell table:style-name="ce25" office:value-type="string" calcext:value-type="string">
            <text:p>R</text:p>
            <text:p><text:span text:style-name="T42">PgUp</text:span></text:p>
            <text:p><text:span text:style-name="T57">®</text:span></text:p>
          </table:table-cell>
          <table:table-cell table:style-name="ce25" office:value-type="string" calcext:value-type="string">
            <text:p>T</text:p>
            <text:p><text:span text:style-name="T42">™</text:span></text:p>
          </table:table-cell>
          <table:table-cell table:style-name="ce25" office:value-type="string" calcext:value-type="string">
            <text:p>Y</text:p>
            <text:p><text:span text:style-name="T57">¥</text:span> <text:span text:style-name="T33">©</text:span></text:p>
          </table:table-cell>
          <table:table-cell table:style-name="ce25" office:value-type="string" calcext:value-type="string">
            <text:p>U</text:p>
            <text:p><text:span text:style-name="T33">Ü</text:span></text:p>
          </table:table-cell>
          <table:table-cell table:style-name="ce25" office:value-type="string" calcext:value-type="string">
            <text:p>I</text:p>
            <text:p><text:span text:style-name="T33">Ä</text:span></text:p>
            <text:p><text:span text:style-name="T58">ı</text:span></text:p>
          </table:table-cell>
          <table:table-cell table:style-name="ce25" office:value-type="string" calcext:value-type="string">
            <text:p>O</text:p>
            <text:p><text:span text:style-name="T33">Ö</text:span></text:p>
          </table:table-cell>
          <table:table-cell table:style-name="ce25" office:value-type="string" calcext:value-type="string">
            <text:p>P</text:p>
            <text:p><text:span text:style-name="T57">₽</text:span> <text:span text:style-name="T33">🄯</text:span></text:p>
          </table:table-cell>
          <table:table-cell table:style-name="ce25" office:value-type="string" calcext:value-type="string" table:number-columns-spanned="1" table:number-rows-spanned="2">
            <text:p>Enter</text:p>
            <text:p><text:span text:style-name="T33">Insert</text:span></text:p>
          </table:table-cell>
          <table:table-cell table:style-name="ce28"/>
          <table:table-cell table:style-name="ce31" table:number-columns-repeated="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  <text:p><text:span text:style-name="T53">◄</text:span></text:p>
          </table:table-cell>
          <table:table-cell table:style-name="ce25" office:value-type="string" calcext:value-type="string">
            <text:p>S</text:p>
            <text:p><text:span text:style-name="T53">▼</text:span></text:p>
            <text:p><text:span text:style-name="T54">§</text:span></text:p>
          </table:table-cell>
          <table:table-cell table:style-name="ce25" office:value-type="string" calcext:value-type="string">
            <text:p>D</text:p>
            <text:p><text:span text:style-name="T53">►</text:span></text:p>
            <text:p><text:span text:style-name="T55">°</text:span><text:span text:style-name="T56"> ð</text:span></text:p>
          </table:table-cell>
          <table:table-cell table:style-name="ce25" office:value-type="string" calcext:value-type="string">
            <text:p>F</text:p>
            <text:p><text:span text:style-name="T42">PgDn</text:span></text:p>
            <text:p><text:span text:style-name="T58">θ</text:span></text:p>
          </table:table-cell>
          <table:table-cell table:style-name="ce25" office:value-type="string" calcext:value-type="string">
            <text:p>G</text:p>
            <text:p><text:span text:style-name="T42">£</text:span></text:p>
          </table:table-cell>
          <table:table-cell table:style-name="ce25" office:value-type="string" calcext:value-type="string">
            <text:p>H</text:p>
            <text:p><text:span text:style-name="T33">@</text:span></text:p>
          </table:table-cell>
          <table:table-cell table:style-name="ce25" office:value-type="string" calcext:value-type="string">
            <text:p>J</text:p>
            <text:p><text:span text:style-name="T33">$</text:span></text:p>
          </table:table-cell>
          <table:table-cell table:style-name="ce25" office:value-type="string" calcext:value-type="string">
            <text:p>K</text:p>
            <text:p><text:span text:style-name="T37">&amp;</text:span></text:p>
          </table:table-cell>
          <table:table-cell table:style-name="ce25" office:value-type="string" calcext:value-type="string">
            <text:p>L</text:p>
            <text:p><text:span text:style-name="T37">€</text:span></text:p>
            <text:p><text:span text:style-name="T57">Ł</text:span></text:p>
          </table:table-cell>
          <table:table-cell table:style-name="ce34" office:value-type="string" calcext:value-type="string">
            <text:p>/ \</text:p>
            <text:p>| ÷</text:p>
          </table:table-cell>
          <table:covered-table-cell table:style-name="ce25"/>
          <table:table-cell table:style-name="ce28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Z</text:p>
            <text:p><text:span text:style-name="T33">ẞ</text:span></text:p>
          </table:table-cell>
          <table:table-cell table:style-name="ce25" office:value-type="string" calcext:value-type="string">
            <text:p>X</text:p>
            <text:p><text:span text:style-name="T42">×</text:span> <text:span text:style-name="T33">¢</text:span></text:p>
          </table:table-cell>
          <table:table-cell table:style-name="ce25" office:value-type="string" calcext:value-type="string">
            <text:p>C</text:p>
            <text:p><text:span text:style-name="T33">&lt; ≤</text:span></text:p>
          </table:table-cell>
          <table:table-cell table:style-name="ce25" office:value-type="string" calcext:value-type="string">
            <text:p>V</text:p>
            <text:p><text:span text:style-name="T33">&gt; ≥</text:span></text:p>
          </table:table-cell>
          <table:table-cell table:style-name="ce25" office:value-type="string" calcext:value-type="string">
            <text:p>B</text:p>
            <text:p><text:span text:style-name="T33">[ ñ</text:span></text:p>
          </table:table-cell>
          <table:table-cell table:style-name="ce25" office:value-type="string" calcext:value-type="string">
            <text:p>N</text:p>
            <text:p><text:span text:style-name="T33">]</text:span> <text:span text:style-name="T42">π</text:span></text:p>
          </table:table-cell>
          <table:table-cell table:style-name="ce25" office:value-type="string" calcext:value-type="string">
            <text:p>M</text:p>
            <text:p><text:span text:style-name="T33">{</text:span> <text:span text:style-name="T42">µ</text:span></text:p>
          </table:table-cell>
          <table:table-cell table:style-name="ce25" office:value-type="string" calcext:value-type="string">
            <text:p>, <text:span text:style-name="T42">;</text:span></text:p>
            <text:p><text:span text:style-name="T33">} </text:span><text:span text:style-name="T57">•</text:span></text:p>
          </table:table-cell>
          <table:table-cell table:style-name="ce25" office:value-type="string" calcext:value-type="string">
            <text:p>. <text:span text:style-name="T42">:</text:span></text:p>
            <text:p><text:span text:style-name="T33">( </text:span><text:span text:style-name="T57">…</text:span></text:p>
          </table:table-cell>
          <table:table-cell table:style-name="ce25" office:value-type="string" calcext:value-type="string">
            <text:p><text:span text:style-name="T42">- _</text:span></text:p>
            <text:p><text:span text:style-name="T33">) </text:span><text:span text:style-name="T57">–</text:span></text:p>
          </table:table-cell>
          <table:table-cell table:style-name="ce28" table:number-columns-repeated="2"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RAlt</text:p>
            <text:p/>
          </table:table-cell>
          <table:table-cell table:style-name="ce33" office:value-type="string" calcext:value-type="string">
            <text:p>RFn</text:p>
          </table:table-cell>
          <table:table-cell table:style-name="ce25" office:value-type="string" calcext:value-type="string">
            <text:p><text:span text:style-name="T33">RCtrl</text:span></text:p>
            <text:p/>
          </table:table-cell>
          <table:table-cell table:style-name="ce25" office:value-type="string" calcext:value-type="string">
            <text:p><text:span text:style-name="T33">RShift</text:span></text:p>
            <text:p/>
            <text:p/>
          </table:table-cell>
          <table:table-cell table:style-name="ce28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/>
          <table:table-cell table:style-name="ce26" office:value-type="string" calcext:value-type="string">
            <text:p>Regular</text:p>
            <text:p>Fn</text:p>
            <text:p>Fn+RFn</text:p>
          </table:table-cell>
          <table:table-cell table:style-name="ce26" office:value-type="string" calcext:value-type="string">
            <text:p>+Shift</text:p>
          </table:table-cell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3"/>
          <table:table-cell table:style-name="ce3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28" table:number-columns-repeated="2"/>
          <table:table-cell/>
          <table:table-cell table:style-name="ce28" table:number-columns-repeated="2"/>
          <table:table-cell table:number-columns-repeated="4"/>
          <table:table-cell table:style-name="ce3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ical Grid" table:style-name="ta4">
        <table:table-column table:style-name="co1" table:number-columns-repeated="1024" table:default-cell-style-name="ce24"/>
        <table:table-row table:style-name="ro1">
          <table:table-cell/>
          <table:table-cell table:style-name="ce35" office:value-type="string" calcext:value-type="string">
            <text:p>Physical keycap grid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Esc</text:p>
          </table:table-cell>
          <table:table-cell table:style-name="ce25" office:value-type="string" calcext:value-type="string">
            <text:p>1 !</text:p>
            <text:p>| </text:p>
            <text:p>F1</text:p>
          </table:table-cell>
          <table:table-cell table:style-name="ce25" office:value-type="string" calcext:value-type="string">
            <text:p>2 <text:span text:style-name="T35">@</text:span></text:p>
            <text:p><text:span text:style-name="T35">\</text:span></text:p>
            <text:p><text:span text:style-name="T35">F2</text:span></text:p>
          </table:table-cell>
          <table:table-cell table:style-name="ce25" office:value-type="string" calcext:value-type="string">
            <text:p>3 #</text:p>
            <text:p>£</text:p>
            <text:p>F3</text:p>
          </table:table-cell>
          <table:table-cell table:style-name="ce25" office:value-type="string" calcext:value-type="string">
            <text:p>4 $</text:p>
            <text:p>€</text:p>
            <text:p>F4</text:p>
          </table:table-cell>
          <table:table-cell table:style-name="ce25" office:value-type="string" calcext:value-type="string">
            <text:p>5 %</text:p>
            <text:p>~</text:p>
            <text:p>F5</text:p>
          </table:table-cell>
          <table:table-cell table:style-name="ce25" office:value-type="string" calcext:value-type="string">
            <text:p>6 ^</text:p>
            <text:p>`</text:p>
            <text:p>F6</text:p>
          </table:table-cell>
          <table:table-cell table:style-name="ce25" office:value-type="string" calcext:value-type="string">
            <text:p>7 &amp;</text:p>
            <text:p>-</text:p>
            <text:p>F7</text:p>
          </table:table-cell>
          <table:table-cell table:style-name="ce25" office:value-type="string" calcext:value-type="string">
            <text:p>8 *</text:p>
            <text:p>=</text:p>
            <text:p>F8</text:p>
          </table:table-cell>
          <table:table-cell table:style-name="ce25" office:value-type="string" calcext:value-type="string">
            <text:p>9 (</text:p>
            <text:p>_</text:p>
            <text:p>F9</text:p>
          </table:table-cell>
          <table:table-cell table:style-name="ce25" office:value-type="string" calcext:value-type="string">
            <text:p>0 )</text:p>
            <text:p>+</text:p>
            <text:p>F10</text:p>
          </table:table-cell>
          <table:table-cell table:style-name="ce25" office:value-type="string" calcext:value-type="string">
            <text:p>Backsp</text:p>
            <text:p/>
            <text:p><text:span text:style-name="T38">Del</text:span></text:p>
            <text:p/>
          </table:table-cell>
          <table:table-cell table:style-name="ce28"/>
          <table:table-cell/>
          <table:table-cell table:style-name="ce31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Tab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 table:number-columns-spanned="1" table:number-rows-spanned="2">
            <text:p>Enter</text:p>
          </table:table-cell>
          <table:table-cell table:style-name="ce2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</table:table-cell>
          <table:table-cell table:style-name="ce25" office:value-type="string" calcext:value-type="string">
            <text:p>; :</text:p>
            <text:p><text:span text:style-name="T38">Insert</text:span></text:p>
          </table:table-cell>
          <table:covered-table-cell table:style-name="ce25"/>
          <table:table-cell table:style-name="ce28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, &lt;</text:p>
            <text:p>Home</text:p>
          </table:table-cell>
          <table:table-cell table:style-name="ce25" office:value-type="string" calcext:value-type="string">
            <text:p>. &gt;</text:p>
            <text:p><text:span text:style-name="T36">▲</text:span></text:p>
          </table:table-cell>
          <table:table-cell table:style-name="ce25" office:value-type="string" calcext:value-type="string">
            <text:p>/ ?</text:p>
            <text:p>End</text:p>
          </table:table-cell>
          <table:table-cell table:style-name="ce28" table:number-columns-repeated="2"/>
          <table:table-cell table:number-columns-repeated="1010"/>
        </table:table-row>
        <table:table-row table:style-name="ro1">
          <table:table-cell/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7" office:value-type="string" calcext:value-type="string" table:number-columns-spanned="4" table:number-rows-spanned="1">
            <text:p>Space</text:p>
          </table:table-cell>
          <table:covered-table-cell table:number-columns-repeated="3" table:style-name="ce29"/>
          <table:table-cell table:style-name="ce25" office:value-type="string" calcext:value-type="string">
            <text:p>AltGr</text:p>
            <text:p/>
          </table:table-cell>
          <table:table-cell table:style-name="ce25" office:value-type="string" calcext:value-type="string">
            <text:p>' "</text:p>
            <text:p><text:span text:style-name="T36">◄</text:span></text:p>
          </table:table-cell>
          <table:table-cell table:style-name="ce25" office:value-type="string" calcext:value-type="string">
            <text:p>[ {</text:p>
            <text:p><text:span text:style-name="T36">▼</text:span></text:p>
          </table:table-cell>
          <table:table-cell table:style-name="ce25" office:value-type="string" calcext:value-type="string">
            <text:p>] }</text:p>
            <text:p><text:span text:style-name="T36">►</text:span></text:p>
            <text:p/>
            <text:p/>
          </table:table-cell>
          <table:table-cell table:style-name="ce28"/>
          <table:table-cell table:number-columns-repeated="1011"/>
        </table:table-row>
        <table:table-row table:style-name="ro1">
          <table:table-cell/>
          <table:table-cell table:style-name="ce35" office:value-type="string" calcext:value-type="string">
            <text:p>Actual electric grid</text:p>
          </table:table-cell>
          <table:table-cell table:style-name="ce26"/>
          <table:table-cell/>
          <table:table-cell table:style-name="ce28" table:number-columns-repeated="3"/>
          <table:table-cell/>
          <table:table-cell table:style-name="ce28" table:number-columns-repeated="3"/>
          <table:table-cell table:number-columns-repeated="1013"/>
        </table:table-row>
        <table:table-row table:style-name="ro1">
          <table:table-cell/>
          <table:table-cell table:style-name="ce25" office:value-type="string" calcext:value-type="string">
            <text:p>Esc</text:p>
          </table:table-cell>
          <table:table-cell table:style-name="ce25" office:value-type="string" calcext:value-type="string">
            <text:p>1 !</text:p>
            <text:p>| </text:p>
            <text:p>F1</text:p>
          </table:table-cell>
          <table:table-cell table:style-name="ce25" office:value-type="string" calcext:value-type="string">
            <text:p>2 <text:span text:style-name="T35">@</text:span></text:p>
            <text:p><text:span text:style-name="T35">\</text:span></text:p>
            <text:p><text:span text:style-name="T35">F2</text:span></text:p>
          </table:table-cell>
          <table:table-cell table:style-name="ce25" office:value-type="string" calcext:value-type="string">
            <text:p>3 #</text:p>
            <text:p>£</text:p>
            <text:p>F3</text:p>
          </table:table-cell>
          <table:table-cell table:style-name="ce25" office:value-type="string" calcext:value-type="string">
            <text:p>4 $</text:p>
            <text:p>€</text:p>
            <text:p>F4</text:p>
          </table:table-cell>
          <table:table-cell table:style-name="ce25" office:value-type="string" calcext:value-type="string">
            <text:p>5 %</text:p>
            <text:p>~</text:p>
            <text:p>F5</text:p>
          </table:table-cell>
          <table:table-cell table:style-name="ce25" office:value-type="string" calcext:value-type="string">
            <text:p>6 ^</text:p>
            <text:p>`</text:p>
            <text:p>F6</text:p>
          </table:table-cell>
          <table:table-cell table:style-name="ce25" office:value-type="string" calcext:value-type="string">
            <text:p>7 &amp;</text:p>
            <text:p>-</text:p>
            <text:p>F7</text:p>
          </table:table-cell>
          <table:table-cell table:style-name="ce25" office:value-type="string" calcext:value-type="string">
            <text:p>8 *</text:p>
            <text:p>=</text:p>
            <text:p>F8</text:p>
          </table:table-cell>
          <table:table-cell table:style-name="ce25" office:value-type="string" calcext:value-type="string">
            <text:p>9 (</text:p>
            <text:p>_</text:p>
            <text:p>F9</text:p>
          </table:table-cell>
          <table:table-cell table:style-name="ce25" office:value-type="string" calcext:value-type="string">
            <text:p>0 )</text:p>
            <text:p>+</text:p>
            <text:p>F10</text:p>
          </table:table-cell>
          <table:table-cell table:style-name="ce25" office:value-type="string" calcext:value-type="string">
            <text:p>Backsp</text:p>
            <text:p><text:span text:style-name="T38">Del</text:span></text:p>
            <text:p/>
          </table:table-cell>
          <table:table-cell table:number-columns-repeated="2"/>
          <table:table-cell table:style-name="ce31"/>
          <table:table-cell table:number-columns-repeated="1008"/>
        </table:table-row>
        <table:table-row table:style-name="ro1">
          <table:table-cell/>
          <table:table-cell table:style-name="ce25" office:value-type="string" calcext:value-type="string">
            <text:p>Tab</text:p>
          </table:table-cell>
          <table:table-cell table:style-name="ce25" office:value-type="string" calcext:value-type="string">
            <text:p>Q</text:p>
          </table:table-cell>
          <table:table-cell table:style-name="ce25" office:value-type="string" calcext:value-type="string">
            <text:p>W</text:p>
          </table:table-cell>
          <table:table-cell table:style-name="ce25" office:value-type="string" calcext:value-type="string">
            <text:p>E</text:p>
          </table:table-cell>
          <table:table-cell table:style-name="ce25" office:value-type="string" calcext:value-type="string">
            <text:p>R</text:p>
          </table:table-cell>
          <table:table-cell table:style-name="ce25" office:value-type="string" calcext:value-type="string">
            <text:p>T</text:p>
          </table:table-cell>
          <table:table-cell table:style-name="ce25" office:value-type="string" calcext:value-type="string">
            <text:p>Y</text:p>
          </table:table-cell>
          <table:table-cell table:style-name="ce25" office:value-type="string" calcext:value-type="string">
            <text:p>U</text:p>
          </table:table-cell>
          <table:table-cell table:style-name="ce25" office:value-type="string" calcext:value-type="string">
            <text:p>I</text:p>
          </table:table-cell>
          <table:table-cell table:style-name="ce25" office:value-type="string" calcext:value-type="string">
            <text:p>O</text:p>
          </table:table-cell>
          <table:table-cell table:style-name="ce25" office:value-type="string" calcext:value-type="string">
            <text:p>P</text:p>
          </table:table-cell>
          <table:table-cell table:style-name="ce25" office:value-type="string" calcext:value-type="string">
            <text:p>Enter</text:p>
          </table:table-cell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Meta</text:p>
            <text:p>Print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S</text:p>
          </table:table-cell>
          <table:table-cell table:style-name="ce25" office:value-type="string" calcext:value-type="string">
            <text:p>D</text:p>
          </table:table-cell>
          <table:table-cell table:style-name="ce25" office:value-type="string" calcext:value-type="string">
            <text:p>F</text:p>
          </table:table-cell>
          <table:table-cell table:style-name="ce25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 table:style-name="ce25" office:value-type="string" calcext:value-type="string">
            <text:p>J</text:p>
          </table:table-cell>
          <table:table-cell table:style-name="ce25" office:value-type="string" calcext:value-type="string">
            <text:p>K</text:p>
          </table:table-cell>
          <table:table-cell table:style-name="ce25" office:value-type="string" calcext:value-type="string">
            <text:p>L</text:p>
          </table:table-cell>
          <table:table-cell table:style-name="ce25" office:value-type="string" calcext:value-type="string">
            <text:p>; :</text:p>
            <text:p><text:span text:style-name="T38">Insert</text:span>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Shift</text:p>
          </table:table-cell>
          <table:table-cell table:style-name="ce25" office:value-type="string" calcext:value-type="string">
            <text:p>Z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B</text:p>
          </table:table-cell>
          <table:table-cell table:style-name="ce25" office:value-type="string" calcext:value-type="string">
            <text:p>N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, &lt;</text:p>
            <text:p>Home</text:p>
          </table:table-cell>
          <table:table-cell table:style-name="ce25" office:value-type="string" calcext:value-type="string">
            <text:p>. &gt;</text:p>
            <text:p><text:span text:style-name="T36">▲</text:span></text:p>
          </table:table-cell>
          <table:table-cell table:style-name="ce25" office:value-type="string" calcext:value-type="string">
            <text:p>/ ?</text:p>
            <text:p>End</text:p>
          </table:table-cell>
          <table:table-cell table:style-name="ce25"/>
          <table:table-cell table:number-columns-repeated="1011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Ctrl</text:p>
          </table:table-cell>
          <table:table-cell table:style-name="ce25" table:number-columns-repeated="2"/>
          <table:table-cell table:style-name="ce27" office:value-type="string" calcext:value-type="string">
            <text:p>Space</text:p>
          </table:table-cell>
          <table:table-cell table:style-name="ce25"/>
          <table:table-cell table:style-name="ce25" office:value-type="string" calcext:value-type="string">
            <text:p>' "</text:p>
            <text:p><text:span text:style-name="T36">◄</text:span></text:p>
          </table:table-cell>
          <table:table-cell table:style-name="ce25"/>
          <table:table-cell table:style-name="ce25" office:value-type="string" calcext:value-type="string">
            <text:p>] }</text:p>
            <text:p><text:span text:style-name="T36">►</text:span></text:p>
            <text:p/>
            <text:p/>
          </table:table-cell>
          <table:table-cell table:style-name="ce25" office:value-type="string" calcext:value-type="string">
            <text:p>[ {</text:p>
            <text:p><text:span text:style-name="T36">▼</text:span></text:p>
          </table:table-cell>
          <table:table-cell table:style-name="ce25" table:number-columns-repeated="2"/>
          <table:table-cell table:number-columns-repeated="1011"/>
        </table:table-row>
        <table:table-row table:style-name="ro1">
          <table:table-cell/>
          <table:table-cell table:style-name="ce25" table:number-columns-repeated="2"/>
          <table:table-cell table:style-name="ce25" office:value-type="string" calcext:value-type="string">
            <text:p>Fn</text:p>
          </table:table-cell>
          <table:table-cell table:style-name="ce25" office:value-type="string" calcext:value-type="string">
            <text:p>Alt</text:p>
          </table:table-cell>
          <table:table-cell table:style-name="ce25"/>
          <table:table-cell table:style-name="ce25" office:value-type="string" calcext:value-type="string">
            <text:p>AltGr</text:p>
            <text:p/>
          </table:table-cell>
          <table:table-cell table:style-name="ce25" table:number-columns-repeated="6"/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15:22:57.264447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3:29:16.555517091</meta:creation-date>
    <dc:date>2022-11-11T15:42:07.078123961</dc:date>
    <meta:editing-duration>P12DT9H35M58S</meta:editing-duration>
    <meta:editing-cycles>305</meta:editing-cycles>
    <meta:generator>LibreOffice/6.4.7.2$Linux_X86_64 LibreOffice_project/40$Build-2</meta:generator>
    <meta:document-statistic meta:table-count="14" meta:cell-count="838" meta:object-count="0"/>
  </office:meta>
</office:document-meta>
</file>